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459cm"/>
    </style:style>
    <style:style style:name="co14" style:family="table-column">
      <style:table-column-properties fo:break-before="auto" style:column-width="1.452cm"/>
    </style:style>
    <style:style style:name="co15" style:family="table-column">
      <style:table-column-properties fo:break-before="auto" style:column-width="1.316cm"/>
    </style:style>
    <style:style style:name="co16" style:family="table-column">
      <style:table-column-properties fo:break-before="auto" style:column-width="1.88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912cm" svg:height="9.993cm" svg:x="11.919cm" svg:y="109.828cm">
            <draw:object draw:notify-on-update-of-ranges="Sheet1.B244:Sheet1.B244 Sheet1.B245:Sheet1.B275 Sheet1.C244:Sheet1.C244 Sheet1.C245:Sheet1.C275 Sheet1.D244:Sheet1.D244 Sheet1.D245:Sheet1.D275 Sheet1.E244:Sheet1.E244 Sheet1.E245:Sheet1.E275 Sheet1.F244:Sheet1.F244 Sheet1.F245:Sheet1.F275 Sheet1.G244:Sheet1.G244 Sheet1.G245:Sheet1.G27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.079cm" svg:height="10.492cm" svg:x="11.916cm" svg:y="124.311cm">
            <draw:object draw:notify-on-update-of-ranges="Sheet1.B276:Sheet1.B276 Sheet1.B277:Sheet1.B328 Sheet1.C276:Sheet1.C276 Sheet1.C277:Sheet1.C328 Sheet1.D276:Sheet1.D276 Sheet1.D277:Sheet1.D328 Sheet1.E276:Sheet1.E276 Sheet1.E277:Sheet1.E328 Sheet1.F276:Sheet1.F276 Sheet1.F277:Sheet1.F328 Sheet1.G276:Sheet1.G276 Sheet1.G277:Sheet1.G3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1.86cm" svg:height="10.651cm" svg:x="12.026cm" svg:y="148.19cm">
            <draw:object draw:notify-on-update-of-ranges="Sheet1.B329:Sheet1.B329 Sheet1.B330:Sheet1.B402 Sheet1.C329:Sheet1.C329 Sheet1.C330:Sheet1.C402 Sheet1.D329:Sheet1.D329 Sheet1.D330:Sheet1.D402 Sheet1.E329:Sheet1.E329 Sheet1.E330:Sheet1.E402 Sheet1.F329:Sheet1.F329 Sheet1.F330:Sheet1.F402 Sheet1.G329:Sheet1.G329 Sheet1.G330:Sheet1.G40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1.887cm" svg:height="10.598cm" svg:x="12.053cm" svg:y="181.632cm">
            <draw:object draw:notify-on-update-of-ranges="Sheet1.B403:Sheet1.B403 Sheet1.B404:Sheet1.B487 Sheet1.C403:Sheet1.C403 Sheet1.C404:Sheet1.C487 Sheet1.D403:Sheet1.D403 Sheet1.D404:Sheet1.D487 Sheet1.E403:Sheet1.E403 Sheet1.E404:Sheet1.E487 Sheet1.F403:Sheet1.F403 Sheet1.F404:Sheet1.F487 Sheet1.G403:Sheet1.G403 Sheet1.G404:Sheet1.G48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<text:s/>Total Cycles</text:p>
          </table:table-cell>
          <table:table-cell office:value-type="string" calcext:value-type="string">
            <text:p><text:s/>Total Stalls</text:p>
          </table:table-cell>
          <table:table-cell office:value-type="string" calcext:value-type="string">
            <text:p><text:s/>Decode Stalls</text:p>
          </table:table-cell>
          <table:table-cell office:value-type="string" calcext:value-type="string">
            <text:p><text:s/>NOPs</text:p>
          </table:table-cell>
          <table:table-cell office:value-type="string" calcext:value-type="string">
            <text:p><text:s/>Branches</text:p>
          </table:table-cell>
          <table:table-cell office:value-type="string" calcext:value-type="string">
            <text:p><text:s/>Memory Ops</text:p>
          </table:table-cell>
          <table:table-cell office:value-type="string" calcext:value-type="string">
            <text:p><text:s/>DRAM</text:p>
          </table:table-cell>
          <table:table-cell office:value-type="string" calcext:value-type="string">
            <text:p><text:s/>IRAM</text:p>
          </table:table-cell>
          <table:table-cell office:value-type="string" calcext:value-type="string">
            <text:p><text:s/>Iterations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3413080" calcext:value-type="float">
            <text:p>3413080</text:p>
          </table:table-cell>
          <table:table-cell office:value-type="float" office:value="1245632" calcext:value-type="float">
            <text:p>1245632</text:p>
          </table:table-cell>
          <table:table-cell office:value-type="float" office:value="360899" calcext:value-type="float">
            <text:p>360899</text:p>
          </table:table-cell>
          <table:table-cell office:value-type="float" office:value="1131973" calcext:value-type="float">
            <text:p>1131973</text:p>
          </table:table-cell>
          <table:table-cell office:value-type="float" office:value="294783" calcext:value-type="float">
            <text:p>294783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72" calcext:value-type="float">
            <text:p>8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167190" calcext:value-type="float">
            <text:p>3167190</text:p>
          </table:table-cell>
          <table:table-cell office:value-type="float" office:value="1147136" calcext:value-type="float">
            <text:p>1147136</text:p>
          </table:table-cell>
          <table:table-cell office:value-type="float" office:value="262403" calcext:value-type="float">
            <text:p>262403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14712" calcext:value-type="float">
            <text:p>3314712</text:p>
          </table:table-cell>
          <table:table-cell office:value-type="float" office:value="1147200" calcext:value-type="float">
            <text:p>1147200</text:p>
          </table:table-cell>
          <table:table-cell office:value-type="float" office:value="262467" calcext:value-type="float">
            <text:p>262467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114690" calcext:value-type="float">
            <text:p>11469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248918" calcext:value-type="float">
            <text:p>3248918</text:p>
          </table:table-cell>
          <table:table-cell office:value-type="float" office:value="1179970" calcext:value-type="float">
            <text:p>1179970</text:p>
          </table:table-cell>
          <table:table-cell office:value-type="float" office:value="295237" calcext:value-type="float">
            <text:p>295237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65408" calcext:value-type="float">
            <text:p>65408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67190" calcext:value-type="float">
            <text:p>3167190</text:p>
          </table:table-cell>
          <table:table-cell office:value-type="float" office:value="1147136" calcext:value-type="float">
            <text:p>1147136</text:p>
          </table:table-cell>
          <table:table-cell office:value-type="float" office:value="262403" calcext:value-type="float">
            <text:p>262403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14712" calcext:value-type="float">
            <text:p>3314712</text:p>
          </table:table-cell>
          <table:table-cell office:value-type="float" office:value="1147200" calcext:value-type="float">
            <text:p>1147200</text:p>
          </table:table-cell>
          <table:table-cell office:value-type="float" office:value="262467" calcext:value-type="float">
            <text:p>262467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114690" calcext:value-type="float">
            <text:p>11469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248918" calcext:value-type="float">
            <text:p>3248918</text:p>
          </table:table-cell>
          <table:table-cell office:value-type="float" office:value="1179970" calcext:value-type="float">
            <text:p>1179970</text:p>
          </table:table-cell>
          <table:table-cell office:value-type="float" office:value="295237" calcext:value-type="float">
            <text:p>295237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65408" calcext:value-type="float">
            <text:p>65408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167061" calcext:value-type="float">
            <text:p>3167061</text:p>
          </table:table-cell>
          <table:table-cell office:value-type="float" office:value="1180032" calcext:value-type="float">
            <text:p>1180032</text:p>
          </table:table-cell>
          <table:table-cell office:value-type="float" office:value="295299" calcext:value-type="float">
            <text:p>295299</text:p>
          </table:table-cell>
          <table:table-cell office:value-type="float" office:value="1164805" calcext:value-type="float">
            <text:p>1164805</text:p>
          </table:table-cell>
          <table:table-cell office:value-type="float" office:value="294783" calcext:value-type="float">
            <text:p>294783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97943" calcext:value-type="float">
            <text:p>3297943</text:p>
          </table:table-cell>
          <table:table-cell office:value-type="float" office:value="1163520" calcext:value-type="float">
            <text:p>1163520</text:p>
          </table:table-cell>
          <table:table-cell office:value-type="float" office:value="278787" calcext:value-type="float">
            <text:p>278787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114690" calcext:value-type="float">
            <text:p>11469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232149" calcext:value-type="float">
            <text:p>3232149</text:p>
          </table:table-cell>
          <table:table-cell office:value-type="float" office:value="1196290" calcext:value-type="float">
            <text:p>1196290</text:p>
          </table:table-cell>
          <table:table-cell office:value-type="float" office:value="311557" calcext:value-type="float">
            <text:p>311557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65408" calcext:value-type="float">
            <text:p>65408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67061" calcext:value-type="float">
            <text:p>3167061</text:p>
          </table:table-cell>
          <table:table-cell office:value-type="float" office:value="1180032" calcext:value-type="float">
            <text:p>1180032</text:p>
          </table:table-cell>
          <table:table-cell office:value-type="float" office:value="295299" calcext:value-type="float">
            <text:p>295299</text:p>
          </table:table-cell>
          <table:table-cell office:value-type="float" office:value="1164805" calcext:value-type="float">
            <text:p>1164805</text:p>
          </table:table-cell>
          <table:table-cell office:value-type="float" office:value="294783" calcext:value-type="float">
            <text:p>294783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97943" calcext:value-type="float">
            <text:p>3297943</text:p>
          </table:table-cell>
          <table:table-cell office:value-type="float" office:value="1163520" calcext:value-type="float">
            <text:p>1163520</text:p>
          </table:table-cell>
          <table:table-cell office:value-type="float" office:value="278787" calcext:value-type="float">
            <text:p>278787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114690" calcext:value-type="float">
            <text:p>11469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232149" calcext:value-type="float">
            <text:p>3232149</text:p>
          </table:table-cell>
          <table:table-cell office:value-type="float" office:value="1196290" calcext:value-type="float">
            <text:p>1196290</text:p>
          </table:table-cell>
          <table:table-cell office:value-type="float" office:value="311557" calcext:value-type="float">
            <text:p>311557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65408" calcext:value-type="float">
            <text:p>65408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953938" calcext:value-type="float">
            <text:p>2953938</text:p>
          </table:table-cell>
          <table:table-cell office:value-type="float" office:value="999741" calcext:value-type="float">
            <text:p>999741</text:p>
          </table:table-cell>
          <table:table-cell office:value-type="float" office:value="115008" calcext:value-type="float">
            <text:p>115008</text:p>
          </table:table-cell>
          <table:table-cell office:value-type="float" office:value="1148421" calcext:value-type="float">
            <text:p>1148421</text:p>
          </table:table-cell>
          <table:table-cell office:value-type="float" office:value="294783" calcext:value-type="float">
            <text:p>294783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17653" calcext:value-type="float">
            <text:p>3117653</text:p>
          </table:table-cell>
          <table:table-cell office:value-type="float" office:value="999614" calcext:value-type="float">
            <text:p>999614</text:p>
          </table:table-cell>
          <table:table-cell office:value-type="float" office:value="114881" calcext:value-type="float">
            <text:p>114881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147522" calcext:value-type="float">
            <text:p>147522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019153" calcext:value-type="float">
            <text:p>3019153</text:p>
          </table:table-cell>
          <table:table-cell office:value-type="float" office:value="999678" calcext:value-type="float">
            <text:p>999678</text:p>
          </table:table-cell>
          <table:table-cell office:value-type="float" office:value="114945" calcext:value-type="float">
            <text:p>114945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98240" calcext:value-type="float">
            <text:p>9824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953938" calcext:value-type="float">
            <text:p>2953938</text:p>
          </table:table-cell>
          <table:table-cell office:value-type="float" office:value="999741" calcext:value-type="float">
            <text:p>999741</text:p>
          </table:table-cell>
          <table:table-cell office:value-type="float" office:value="115008" calcext:value-type="float">
            <text:p>115008</text:p>
          </table:table-cell>
          <table:table-cell office:value-type="float" office:value="1148421" calcext:value-type="float">
            <text:p>1148421</text:p>
          </table:table-cell>
          <table:table-cell office:value-type="float" office:value="294783" calcext:value-type="float">
            <text:p>294783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17653" calcext:value-type="float">
            <text:p>3117653</text:p>
          </table:table-cell>
          <table:table-cell office:value-type="float" office:value="999614" calcext:value-type="float">
            <text:p>999614</text:p>
          </table:table-cell>
          <table:table-cell office:value-type="float" office:value="114881" calcext:value-type="float">
            <text:p>114881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147522" calcext:value-type="float">
            <text:p>147522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019153" calcext:value-type="float">
            <text:p>3019153</text:p>
          </table:table-cell>
          <table:table-cell office:value-type="float" office:value="999678" calcext:value-type="float">
            <text:p>999678</text:p>
          </table:table-cell>
          <table:table-cell office:value-type="float" office:value="114945" calcext:value-type="float">
            <text:p>114945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98240" calcext:value-type="float">
            <text:p>9824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953938" calcext:value-type="float">
            <text:p>2953938</text:p>
          </table:table-cell>
          <table:table-cell office:value-type="float" office:value="999741" calcext:value-type="float">
            <text:p>999741</text:p>
          </table:table-cell>
          <table:table-cell office:value-type="float" office:value="115008" calcext:value-type="float">
            <text:p>115008</text:p>
          </table:table-cell>
          <table:table-cell office:value-type="float" office:value="1148421" calcext:value-type="float">
            <text:p>1148421</text:p>
          </table:table-cell>
          <table:table-cell office:value-type="float" office:value="294783" calcext:value-type="float">
            <text:p>294783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17653" calcext:value-type="float">
            <text:p>3117653</text:p>
          </table:table-cell>
          <table:table-cell office:value-type="float" office:value="999614" calcext:value-type="float">
            <text:p>999614</text:p>
          </table:table-cell>
          <table:table-cell office:value-type="float" office:value="114881" calcext:value-type="float">
            <text:p>114881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147522" calcext:value-type="float">
            <text:p>147522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019153" calcext:value-type="float">
            <text:p>3019153</text:p>
          </table:table-cell>
          <table:table-cell office:value-type="float" office:value="999678" calcext:value-type="float">
            <text:p>999678</text:p>
          </table:table-cell>
          <table:table-cell office:value-type="float" office:value="114945" calcext:value-type="float">
            <text:p>114945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98240" calcext:value-type="float">
            <text:p>9824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953938" calcext:value-type="float">
            <text:p>2953938</text:p>
          </table:table-cell>
          <table:table-cell office:value-type="float" office:value="999741" calcext:value-type="float">
            <text:p>999741</text:p>
          </table:table-cell>
          <table:table-cell office:value-type="float" office:value="115008" calcext:value-type="float">
            <text:p>115008</text:p>
          </table:table-cell>
          <table:table-cell office:value-type="float" office:value="1148421" calcext:value-type="float">
            <text:p>1148421</text:p>
          </table:table-cell>
          <table:table-cell office:value-type="float" office:value="294783" calcext:value-type="float">
            <text:p>294783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17653" calcext:value-type="float">
            <text:p>3117653</text:p>
          </table:table-cell>
          <table:table-cell office:value-type="float" office:value="999614" calcext:value-type="float">
            <text:p>999614</text:p>
          </table:table-cell>
          <table:table-cell office:value-type="float" office:value="114881" calcext:value-type="float">
            <text:p>114881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147522" calcext:value-type="float">
            <text:p>147522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019153" calcext:value-type="float">
            <text:p>3019153</text:p>
          </table:table-cell>
          <table:table-cell office:value-type="float" office:value="999678" calcext:value-type="float">
            <text:p>999678</text:p>
          </table:table-cell>
          <table:table-cell office:value-type="float" office:value="114945" calcext:value-type="float">
            <text:p>114945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98240" calcext:value-type="float">
            <text:p>9824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953938" calcext:value-type="float">
            <text:p>2953938</text:p>
          </table:table-cell>
          <table:table-cell office:value-type="float" office:value="999741" calcext:value-type="float">
            <text:p>999741</text:p>
          </table:table-cell>
          <table:table-cell office:value-type="float" office:value="115008" calcext:value-type="float">
            <text:p>115008</text:p>
          </table:table-cell>
          <table:table-cell office:value-type="float" office:value="1148421" calcext:value-type="float">
            <text:p>1148421</text:p>
          </table:table-cell>
          <table:table-cell office:value-type="float" office:value="294783" calcext:value-type="float">
            <text:p>294783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17653" calcext:value-type="float">
            <text:p>3117653</text:p>
          </table:table-cell>
          <table:table-cell office:value-type="float" office:value="999614" calcext:value-type="float">
            <text:p>999614</text:p>
          </table:table-cell>
          <table:table-cell office:value-type="float" office:value="114881" calcext:value-type="float">
            <text:p>114881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147522" calcext:value-type="float">
            <text:p>147522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019153" calcext:value-type="float">
            <text:p>3019153</text:p>
          </table:table-cell>
          <table:table-cell office:value-type="float" office:value="999678" calcext:value-type="float">
            <text:p>999678</text:p>
          </table:table-cell>
          <table:table-cell office:value-type="float" office:value="114945" calcext:value-type="float">
            <text:p>114945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98240" calcext:value-type="float">
            <text:p>9824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953938" calcext:value-type="float">
            <text:p>2953938</text:p>
          </table:table-cell>
          <table:table-cell office:value-type="float" office:value="999741" calcext:value-type="float">
            <text:p>999741</text:p>
          </table:table-cell>
          <table:table-cell office:value-type="float" office:value="115008" calcext:value-type="float">
            <text:p>115008</text:p>
          </table:table-cell>
          <table:table-cell office:value-type="float" office:value="1148421" calcext:value-type="float">
            <text:p>1148421</text:p>
          </table:table-cell>
          <table:table-cell office:value-type="float" office:value="294783" calcext:value-type="float">
            <text:p>294783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17653" calcext:value-type="float">
            <text:p>3117653</text:p>
          </table:table-cell>
          <table:table-cell office:value-type="float" office:value="999614" calcext:value-type="float">
            <text:p>999614</text:p>
          </table:table-cell>
          <table:table-cell office:value-type="float" office:value="114881" calcext:value-type="float">
            <text:p>114881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147522" calcext:value-type="float">
            <text:p>147522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019153" calcext:value-type="float">
            <text:p>3019153</text:p>
          </table:table-cell>
          <table:table-cell office:value-type="float" office:value="999678" calcext:value-type="float">
            <text:p>999678</text:p>
          </table:table-cell>
          <table:table-cell office:value-type="float" office:value="114945" calcext:value-type="float">
            <text:p>114945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98240" calcext:value-type="float">
            <text:p>9824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765698" calcext:value-type="float">
            <text:p>1765698</text:p>
          </table:table-cell>
          <table:table-cell office:value-type="float" office:value="3496850" calcext:value-type="float">
            <text:p>3496850</text:p>
          </table:table-cell>
          <table:table-cell office:value-type="float" office:value="1241754" calcext:value-type="float">
            <text:p>1241754</text:p>
          </table:table-cell>
          <table:table-cell office:value-type="float" office:value="357024" calcext:value-type="float">
            <text:p>357024</text:p>
          </table:table-cell>
          <table:table-cell office:value-type="float" office:value="1131982" calcext:value-type="float">
            <text:p>1131982</text:p>
          </table:table-cell>
          <table:table-cell office:value-type="float" office:value="294782" calcext:value-type="float">
            <text:p>294782</text:p>
          </table:table-cell>
          <table:table-cell office:value-type="float" office:value="43801" calcext:value-type="float">
            <text:p>43801</text:p>
          </table:table-cell>
          <table:table-cell office:value-type="float" office:value="533568" calcext:value-type="float">
            <text:p>533568</text:p>
          </table:table-cell>
          <table:table-cell office:value-type="float" office:value="916" calcext:value-type="float">
            <text:p>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42626" calcext:value-type="float">
            <text:p>1742626</text:p>
          </table:table-cell>
          <table:table-cell office:value-type="float" office:value="3454943" calcext:value-type="float">
            <text:p>3454943</text:p>
          </table:table-cell>
          <table:table-cell office:value-type="float" office:value="1241971" calcext:value-type="float">
            <text:p>1241971</text:p>
          </table:table-cell>
          <table:table-cell office:value-type="float" office:value="357241" calcext:value-type="float">
            <text:p>357241</text:p>
          </table:table-cell>
          <table:table-cell office:value-type="float" office:value="1131982" calcext:value-type="float">
            <text:p>1131982</text:p>
          </table:table-cell>
          <table:table-cell office:value-type="float" office:value="294782" calcext:value-type="float">
            <text:p>294782</text:p>
          </table:table-cell>
          <table:table-cell office:value-type="float" office:value="22739" calcext:value-type="float">
            <text:p>22739</text:p>
          </table:table-cell>
          <table:table-cell office:value-type="float" office:value="533568" calcext:value-type="float">
            <text:p>533568</text:p>
          </table:table-cell>
          <table:table-cell office:value-type="float" office:value="916" calcext:value-type="float">
            <text:p>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661556" calcext:value-type="float">
            <text:p>1661556</text:p>
          </table:table-cell>
          <table:table-cell office:value-type="float" office:value="3283787" calcext:value-type="float">
            <text:p>3283787</text:p>
          </table:table-cell>
          <table:table-cell office:value-type="float" office:value="1156633" calcext:value-type="float">
            <text:p>1156633</text:p>
          </table:table-cell>
          <table:table-cell office:value-type="float" office:value="271903" calcext:value-type="float">
            <text:p>271903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53528" calcext:value-type="float">
            <text:p>53528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11786" calcext:value-type="float">
            <text:p>1611786</text:p>
          </table:table-cell>
          <table:table-cell office:value-type="float" office:value="3212315" calcext:value-type="float">
            <text:p>3212315</text:p>
          </table:table-cell>
          <table:table-cell office:value-type="float" office:value="1161037" calcext:value-type="float">
            <text:p>1161037</text:p>
          </table:table-cell>
          <table:table-cell office:value-type="float" office:value="276307" calcext:value-type="float">
            <text:p>276307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5590" calcext:value-type="float">
            <text:p>15590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35096" calcext:value-type="float">
            <text:p>1735096</text:p>
          </table:table-cell>
          <table:table-cell office:value-type="float" office:value="3434879" calcext:value-type="float">
            <text:p>3434879</text:p>
          </table:table-cell>
          <table:table-cell office:value-type="float" office:value="1171205" calcext:value-type="float">
            <text:p>1171205</text:p>
          </table:table-cell>
          <table:table-cell office:value-type="float" office:value="286475" calcext:value-type="float">
            <text:p>286475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91459" calcext:value-type="float">
            <text:p>191459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41261" calcext:value-type="float">
            <text:p>1641261</text:p>
          </table:table-cell>
          <table:table-cell office:value-type="float" office:value="3282503" calcext:value-type="float">
            <text:p>3282503</text:p>
          </table:table-cell>
          <table:table-cell office:value-type="float" office:value="1195588" calcext:value-type="float">
            <text:p>1195588</text:p>
          </table:table-cell>
          <table:table-cell office:value-type="float" office:value="310858" calcext:value-type="float">
            <text:p>310858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74377" calcext:value-type="float">
            <text:p>74377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05727" calcext:value-type="float">
            <text:p>1605727</text:p>
          </table:table-cell>
          <table:table-cell office:value-type="float" office:value="3206904" calcext:value-type="float">
            <text:p>3206904</text:p>
          </table:table-cell>
          <table:table-cell office:value-type="float" office:value="1195376" calcext:value-type="float">
            <text:p>1195376</text:p>
          </table:table-cell>
          <table:table-cell office:value-type="float" office:value="310646" calcext:value-type="float">
            <text:p>310646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37565" calcext:value-type="float">
            <text:p>37565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1556" calcext:value-type="float">
            <text:p>1661556</text:p>
          </table:table-cell>
          <table:table-cell office:value-type="float" office:value="3283787" calcext:value-type="float">
            <text:p>3283787</text:p>
          </table:table-cell>
          <table:table-cell office:value-type="float" office:value="1156633" calcext:value-type="float">
            <text:p>1156633</text:p>
          </table:table-cell>
          <table:table-cell office:value-type="float" office:value="271903" calcext:value-type="float">
            <text:p>271903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53528" calcext:value-type="float">
            <text:p>53528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11786" calcext:value-type="float">
            <text:p>1611786</text:p>
          </table:table-cell>
          <table:table-cell office:value-type="float" office:value="3212315" calcext:value-type="float">
            <text:p>3212315</text:p>
          </table:table-cell>
          <table:table-cell office:value-type="float" office:value="1161037" calcext:value-type="float">
            <text:p>1161037</text:p>
          </table:table-cell>
          <table:table-cell office:value-type="float" office:value="276307" calcext:value-type="float">
            <text:p>276307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5590" calcext:value-type="float">
            <text:p>15590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35096" calcext:value-type="float">
            <text:p>1735096</text:p>
          </table:table-cell>
          <table:table-cell office:value-type="float" office:value="3434879" calcext:value-type="float">
            <text:p>3434879</text:p>
          </table:table-cell>
          <table:table-cell office:value-type="float" office:value="1171205" calcext:value-type="float">
            <text:p>1171205</text:p>
          </table:table-cell>
          <table:table-cell office:value-type="float" office:value="286475" calcext:value-type="float">
            <text:p>286475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91459" calcext:value-type="float">
            <text:p>191459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641261" calcext:value-type="float">
            <text:p>1641261</text:p>
          </table:table-cell>
          <table:table-cell office:value-type="float" office:value="3282503" calcext:value-type="float">
            <text:p>3282503</text:p>
          </table:table-cell>
          <table:table-cell office:value-type="float" office:value="1195588" calcext:value-type="float">
            <text:p>1195588</text:p>
          </table:table-cell>
          <table:table-cell office:value-type="float" office:value="310858" calcext:value-type="float">
            <text:p>310858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74377" calcext:value-type="float">
            <text:p>74377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05727" calcext:value-type="float">
            <text:p>1605727</text:p>
          </table:table-cell>
          <table:table-cell office:value-type="float" office:value="3206904" calcext:value-type="float">
            <text:p>3206904</text:p>
          </table:table-cell>
          <table:table-cell office:value-type="float" office:value="1195376" calcext:value-type="float">
            <text:p>1195376</text:p>
          </table:table-cell>
          <table:table-cell office:value-type="float" office:value="310646" calcext:value-type="float">
            <text:p>310646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37565" calcext:value-type="float">
            <text:p>37565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32048" calcext:value-type="float">
            <text:p>1632048</text:p>
          </table:table-cell>
          <table:table-cell office:value-type="float" office:value="3224202" calcext:value-type="float">
            <text:p>3224202</text:p>
          </table:table-cell>
          <table:table-cell office:value-type="float" office:value="1159332" calcext:value-type="float">
            <text:p>1159332</text:p>
          </table:table-cell>
          <table:table-cell office:value-type="float" office:value="274602" calcext:value-type="float">
            <text:p>274602</text:p>
          </table:table-cell>
          <table:table-cell office:value-type="float" office:value="1164814" calcext:value-type="float">
            <text:p>1164814</text:p>
          </table:table-cell>
          <table:table-cell office:value-type="float" office:value="294782" calcext:value-type="float">
            <text:p>294782</text:p>
          </table:table-cell>
          <table:table-cell office:value-type="float" office:value="38901" calcext:value-type="float">
            <text:p>38901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05008" calcext:value-type="float">
            <text:p>1605008</text:p>
          </table:table-cell>
          <table:table-cell office:value-type="float" office:value="3192149" calcext:value-type="float">
            <text:p>3192149</text:p>
          </table:table-cell>
          <table:table-cell office:value-type="float" office:value="1161965" calcext:value-type="float">
            <text:p>1161965</text:p>
          </table:table-cell>
          <table:table-cell office:value-type="float" office:value="277235" calcext:value-type="float">
            <text:p>277235</text:p>
          </table:table-cell>
          <table:table-cell office:value-type="float" office:value="1164814" calcext:value-type="float">
            <text:p>1164814</text:p>
          </table:table-cell>
          <table:table-cell office:value-type="float" office:value="294782" calcext:value-type="float">
            <text:p>294782</text:p>
          </table:table-cell>
          <table:table-cell office:value-type="float" office:value="21558" calcext:value-type="float">
            <text:p>21558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07405" calcext:value-type="float">
            <text:p>1707405</text:p>
          </table:table-cell>
          <table:table-cell office:value-type="float" office:value="3410689" calcext:value-type="float">
            <text:p>3410689</text:p>
          </table:table-cell>
          <table:table-cell office:value-type="float" office:value="1182999" calcext:value-type="float">
            <text:p>1182999</text:p>
          </table:table-cell>
          <table:table-cell office:value-type="float" office:value="298269" calcext:value-type="float">
            <text:p>298269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76643" calcext:value-type="float">
            <text:p>176643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24911" calcext:value-type="float">
            <text:p>1624911</text:p>
          </table:table-cell>
          <table:table-cell office:value-type="float" office:value="3249802" calcext:value-type="float">
            <text:p>3249802</text:p>
          </table:table-cell>
          <table:table-cell office:value-type="float" office:value="1212231" calcext:value-type="float">
            <text:p>1212231</text:p>
          </table:table-cell>
          <table:table-cell office:value-type="float" office:value="327501" calcext:value-type="float">
            <text:p>327501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66253" calcext:value-type="float">
            <text:p>66253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95260" calcext:value-type="float">
            <text:p>1595260</text:p>
          </table:table-cell>
          <table:table-cell office:value-type="float" office:value="3190461" calcext:value-type="float">
            <text:p>3190461</text:p>
          </table:table-cell>
          <table:table-cell office:value-type="float" office:value="1212740" calcext:value-type="float">
            <text:p>1212740</text:p>
          </table:table-cell>
          <table:table-cell office:value-type="float" office:value="328010" calcext:value-type="float">
            <text:p>328010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36328" calcext:value-type="float">
            <text:p>36328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2048" calcext:value-type="float">
            <text:p>1632048</text:p>
          </table:table-cell>
          <table:table-cell office:value-type="float" office:value="3224202" calcext:value-type="float">
            <text:p>3224202</text:p>
          </table:table-cell>
          <table:table-cell office:value-type="float" office:value="1159332" calcext:value-type="float">
            <text:p>1159332</text:p>
          </table:table-cell>
          <table:table-cell office:value-type="float" office:value="274602" calcext:value-type="float">
            <text:p>274602</text:p>
          </table:table-cell>
          <table:table-cell office:value-type="float" office:value="1164814" calcext:value-type="float">
            <text:p>1164814</text:p>
          </table:table-cell>
          <table:table-cell office:value-type="float" office:value="294782" calcext:value-type="float">
            <text:p>294782</text:p>
          </table:table-cell>
          <table:table-cell office:value-type="float" office:value="38901" calcext:value-type="float">
            <text:p>38901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05008" calcext:value-type="float">
            <text:p>1605008</text:p>
          </table:table-cell>
          <table:table-cell office:value-type="float" office:value="3192149" calcext:value-type="float">
            <text:p>3192149</text:p>
          </table:table-cell>
          <table:table-cell office:value-type="float" office:value="1161965" calcext:value-type="float">
            <text:p>1161965</text:p>
          </table:table-cell>
          <table:table-cell office:value-type="float" office:value="277235" calcext:value-type="float">
            <text:p>277235</text:p>
          </table:table-cell>
          <table:table-cell office:value-type="float" office:value="1164814" calcext:value-type="float">
            <text:p>1164814</text:p>
          </table:table-cell>
          <table:table-cell office:value-type="float" office:value="294782" calcext:value-type="float">
            <text:p>294782</text:p>
          </table:table-cell>
          <table:table-cell office:value-type="float" office:value="21558" calcext:value-type="float">
            <text:p>21558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07405" calcext:value-type="float">
            <text:p>1707405</text:p>
          </table:table-cell>
          <table:table-cell office:value-type="float" office:value="3410689" calcext:value-type="float">
            <text:p>3410689</text:p>
          </table:table-cell>
          <table:table-cell office:value-type="float" office:value="1182999" calcext:value-type="float">
            <text:p>1182999</text:p>
          </table:table-cell>
          <table:table-cell office:value-type="float" office:value="298269" calcext:value-type="float">
            <text:p>298269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76643" calcext:value-type="float">
            <text:p>176643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1624911" calcext:value-type="float">
            <text:p>1624911</text:p>
          </table:table-cell>
          <table:table-cell office:value-type="float" office:value="3249802" calcext:value-type="float">
            <text:p>3249802</text:p>
          </table:table-cell>
          <table:table-cell office:value-type="float" office:value="1212231" calcext:value-type="float">
            <text:p>1212231</text:p>
          </table:table-cell>
          <table:table-cell office:value-type="float" office:value="327501" calcext:value-type="float">
            <text:p>327501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66253" calcext:value-type="float">
            <text:p>66253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95260" calcext:value-type="float">
            <text:p>1595260</text:p>
          </table:table-cell>
          <table:table-cell office:value-type="float" office:value="3190461" calcext:value-type="float">
            <text:p>3190461</text:p>
          </table:table-cell>
          <table:table-cell office:value-type="float" office:value="1212740" calcext:value-type="float">
            <text:p>1212740</text:p>
          </table:table-cell>
          <table:table-cell office:value-type="float" office:value="328010" calcext:value-type="float">
            <text:p>328010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36328" calcext:value-type="float">
            <text:p>36328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37122" calcext:value-type="float">
            <text:p>1637122</text:p>
          </table:table-cell>
          <table:table-cell office:value-type="float" office:value="3213535" calcext:value-type="float">
            <text:p>3213535</text:p>
          </table:table-cell>
          <table:table-cell office:value-type="float" office:value="1139203" calcext:value-type="float">
            <text:p>1139203</text:p>
          </table:table-cell>
          <table:table-cell office:value-type="float" office:value="254473" calcext:value-type="float">
            <text:p>254473</text:p>
          </table:table-cell>
          <table:table-cell office:value-type="float" office:value="1148430" calcext:value-type="float">
            <text:p>1148430</text:p>
          </table:table-cell>
          <table:table-cell office:value-type="float" office:value="294782" calcext:value-type="float">
            <text:p>294782</text:p>
          </table:table-cell>
          <table:table-cell office:value-type="float" office:value="60048" calcext:value-type="float">
            <text:p>60048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9267" calcext:value-type="float">
            <text:p>1579267</text:p>
          </table:table-cell>
          <table:table-cell office:value-type="float" office:value="3132028" calcext:value-type="float">
            <text:p>3132028</text:p>
          </table:table-cell>
          <table:table-cell office:value-type="float" office:value="1146464" calcext:value-type="float">
            <text:p>1146464</text:p>
          </table:table-cell>
          <table:table-cell office:value-type="float" office:value="261734" calcext:value-type="float">
            <text:p>261734</text:p>
          </table:table-cell>
          <table:table-cell office:value-type="float" office:value="1148430" calcext:value-type="float">
            <text:p>114843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5664" calcext:value-type="float">
            <text:p>1566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11437" calcext:value-type="float">
            <text:p>1611437</text:p>
          </table:table-cell>
          <table:table-cell office:value-type="float" office:value="3222827" calcext:value-type="float">
            <text:p>3222827</text:p>
          </table:table-cell>
          <table:table-cell office:value-type="float" office:value="1016066" calcext:value-type="float">
            <text:p>1016066</text:p>
          </table:table-cell>
          <table:table-cell office:value-type="float" office:value="131336" calcext:value-type="float">
            <text:p>131336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275384" calcext:value-type="float">
            <text:p>27538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47712" calcext:value-type="float">
            <text:p>1547712</text:p>
          </table:table-cell>
          <table:table-cell office:value-type="float" office:value="3079351" calcext:value-type="float">
            <text:p>3079351</text:p>
          </table:table-cell>
          <table:table-cell office:value-type="float" office:value="1031143" calcext:value-type="float">
            <text:p>1031143</text:p>
          </table:table-cell>
          <table:table-cell office:value-type="float" office:value="146413" calcext:value-type="float">
            <text:p>146413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20685" calcext:value-type="float">
            <text:p>120685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9665" calcext:value-type="float">
            <text:p>1509665</text:p>
          </table:table-cell>
          <table:table-cell office:value-type="float" office:value="3019326" calcext:value-type="float">
            <text:p>3019326</text:p>
          </table:table-cell>
          <table:table-cell office:value-type="float" office:value="1032452" calcext:value-type="float">
            <text:p>1032452</text:p>
          </table:table-cell>
          <table:table-cell office:value-type="float" office:value="147722" calcext:value-type="float">
            <text:p>147722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81924" calcext:value-type="float">
            <text:p>8192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7122" calcext:value-type="float">
            <text:p>1637122</text:p>
          </table:table-cell>
          <table:table-cell office:value-type="float" office:value="3213535" calcext:value-type="float">
            <text:p>3213535</text:p>
          </table:table-cell>
          <table:table-cell office:value-type="float" office:value="1139203" calcext:value-type="float">
            <text:p>1139203</text:p>
          </table:table-cell>
          <table:table-cell office:value-type="float" office:value="254473" calcext:value-type="float">
            <text:p>254473</text:p>
          </table:table-cell>
          <table:table-cell office:value-type="float" office:value="1148430" calcext:value-type="float">
            <text:p>1148430</text:p>
          </table:table-cell>
          <table:table-cell office:value-type="float" office:value="294782" calcext:value-type="float">
            <text:p>294782</text:p>
          </table:table-cell>
          <table:table-cell office:value-type="float" office:value="60048" calcext:value-type="float">
            <text:p>60048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9267" calcext:value-type="float">
            <text:p>1579267</text:p>
          </table:table-cell>
          <table:table-cell office:value-type="float" office:value="3132028" calcext:value-type="float">
            <text:p>3132028</text:p>
          </table:table-cell>
          <table:table-cell office:value-type="float" office:value="1146464" calcext:value-type="float">
            <text:p>1146464</text:p>
          </table:table-cell>
          <table:table-cell office:value-type="float" office:value="261734" calcext:value-type="float">
            <text:p>261734</text:p>
          </table:table-cell>
          <table:table-cell office:value-type="float" office:value="1148430" calcext:value-type="float">
            <text:p>114843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5664" calcext:value-type="float">
            <text:p>1566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11437" calcext:value-type="float">
            <text:p>1611437</text:p>
          </table:table-cell>
          <table:table-cell office:value-type="float" office:value="3222827" calcext:value-type="float">
            <text:p>3222827</text:p>
          </table:table-cell>
          <table:table-cell office:value-type="float" office:value="1016066" calcext:value-type="float">
            <text:p>1016066</text:p>
          </table:table-cell>
          <table:table-cell office:value-type="float" office:value="131336" calcext:value-type="float">
            <text:p>131336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275384" calcext:value-type="float">
            <text:p>27538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547712" calcext:value-type="float">
            <text:p>1547712</text:p>
          </table:table-cell>
          <table:table-cell office:value-type="float" office:value="3079351" calcext:value-type="float">
            <text:p>3079351</text:p>
          </table:table-cell>
          <table:table-cell office:value-type="float" office:value="1031143" calcext:value-type="float">
            <text:p>1031143</text:p>
          </table:table-cell>
          <table:table-cell office:value-type="float" office:value="146413" calcext:value-type="float">
            <text:p>146413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20685" calcext:value-type="float">
            <text:p>120685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9665" calcext:value-type="float">
            <text:p>1509665</text:p>
          </table:table-cell>
          <table:table-cell office:value-type="float" office:value="3019326" calcext:value-type="float">
            <text:p>3019326</text:p>
          </table:table-cell>
          <table:table-cell office:value-type="float" office:value="1032452" calcext:value-type="float">
            <text:p>1032452</text:p>
          </table:table-cell>
          <table:table-cell office:value-type="float" office:value="147722" calcext:value-type="float">
            <text:p>147722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81924" calcext:value-type="float">
            <text:p>8192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37122" calcext:value-type="float">
            <text:p>1637122</text:p>
          </table:table-cell>
          <table:table-cell office:value-type="float" office:value="3213535" calcext:value-type="float">
            <text:p>3213535</text:p>
          </table:table-cell>
          <table:table-cell office:value-type="float" office:value="1139205" calcext:value-type="float">
            <text:p>1139205</text:p>
          </table:table-cell>
          <table:table-cell office:value-type="float" office:value="254475" calcext:value-type="float">
            <text:p>254475</text:p>
          </table:table-cell>
          <table:table-cell office:value-type="float" office:value="1148430" calcext:value-type="float">
            <text:p>1148430</text:p>
          </table:table-cell>
          <table:table-cell office:value-type="float" office:value="294782" calcext:value-type="float">
            <text:p>294782</text:p>
          </table:table-cell>
          <table:table-cell office:value-type="float" office:value="60048" calcext:value-type="float">
            <text:p>60048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9267" calcext:value-type="float">
            <text:p>1579267</text:p>
          </table:table-cell>
          <table:table-cell office:value-type="float" office:value="3132028" calcext:value-type="float">
            <text:p>3132028</text:p>
          </table:table-cell>
          <table:table-cell office:value-type="float" office:value="1146466" calcext:value-type="float">
            <text:p>1146466</text:p>
          </table:table-cell>
          <table:table-cell office:value-type="float" office:value="261736" calcext:value-type="float">
            <text:p>261736</text:p>
          </table:table-cell>
          <table:table-cell office:value-type="float" office:value="1148430" calcext:value-type="float">
            <text:p>114843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5664" calcext:value-type="float">
            <text:p>1566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11437" calcext:value-type="float">
            <text:p>1611437</text:p>
          </table:table-cell>
          <table:table-cell office:value-type="float" office:value="3222827" calcext:value-type="float">
            <text:p>3222827</text:p>
          </table:table-cell>
          <table:table-cell office:value-type="float" office:value="1016068" calcext:value-type="float">
            <text:p>1016068</text:p>
          </table:table-cell>
          <table:table-cell office:value-type="float" office:value="131338" calcext:value-type="float">
            <text:p>131338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275384" calcext:value-type="float">
            <text:p>27538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47712" calcext:value-type="float">
            <text:p>1547712</text:p>
          </table:table-cell>
          <table:table-cell office:value-type="float" office:value="3079351" calcext:value-type="float">
            <text:p>3079351</text:p>
          </table:table-cell>
          <table:table-cell office:value-type="float" office:value="1031145" calcext:value-type="float">
            <text:p>1031145</text:p>
          </table:table-cell>
          <table:table-cell office:value-type="float" office:value="146415" calcext:value-type="float">
            <text:p>146415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20685" calcext:value-type="float">
            <text:p>120685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9665" calcext:value-type="float">
            <text:p>1509665</text:p>
          </table:table-cell>
          <table:table-cell office:value-type="float" office:value="3019326" calcext:value-type="float">
            <text:p>3019326</text:p>
          </table:table-cell>
          <table:table-cell office:value-type="float" office:value="1032454" calcext:value-type="float">
            <text:p>1032454</text:p>
          </table:table-cell>
          <table:table-cell office:value-type="float" office:value="147724" calcext:value-type="float">
            <text:p>147724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81924" calcext:value-type="float">
            <text:p>8192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7122" calcext:value-type="float">
            <text:p>1637122</text:p>
          </table:table-cell>
          <table:table-cell office:value-type="float" office:value="3213535" calcext:value-type="float">
            <text:p>3213535</text:p>
          </table:table-cell>
          <table:table-cell office:value-type="float" office:value="1139205" calcext:value-type="float">
            <text:p>1139205</text:p>
          </table:table-cell>
          <table:table-cell office:value-type="float" office:value="254475" calcext:value-type="float">
            <text:p>254475</text:p>
          </table:table-cell>
          <table:table-cell office:value-type="float" office:value="1148430" calcext:value-type="float">
            <text:p>1148430</text:p>
          </table:table-cell>
          <table:table-cell office:value-type="float" office:value="294782" calcext:value-type="float">
            <text:p>294782</text:p>
          </table:table-cell>
          <table:table-cell office:value-type="float" office:value="60048" calcext:value-type="float">
            <text:p>60048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9267" calcext:value-type="float">
            <text:p>1579267</text:p>
          </table:table-cell>
          <table:table-cell office:value-type="float" office:value="3132028" calcext:value-type="float">
            <text:p>3132028</text:p>
          </table:table-cell>
          <table:table-cell office:value-type="float" office:value="1146466" calcext:value-type="float">
            <text:p>1146466</text:p>
          </table:table-cell>
          <table:table-cell office:value-type="float" office:value="261736" calcext:value-type="float">
            <text:p>261736</text:p>
          </table:table-cell>
          <table:table-cell office:value-type="float" office:value="1148430" calcext:value-type="float">
            <text:p>114843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5664" calcext:value-type="float">
            <text:p>1566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11437" calcext:value-type="float">
            <text:p>1611437</text:p>
          </table:table-cell>
          <table:table-cell office:value-type="float" office:value="3222827" calcext:value-type="float">
            <text:p>3222827</text:p>
          </table:table-cell>
          <table:table-cell office:value-type="float" office:value="1016068" calcext:value-type="float">
            <text:p>1016068</text:p>
          </table:table-cell>
          <table:table-cell office:value-type="float" office:value="131338" calcext:value-type="float">
            <text:p>131338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275384" calcext:value-type="float">
            <text:p>27538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547712" calcext:value-type="float">
            <text:p>1547712</text:p>
          </table:table-cell>
          <table:table-cell office:value-type="float" office:value="3079351" calcext:value-type="float">
            <text:p>3079351</text:p>
          </table:table-cell>
          <table:table-cell office:value-type="float" office:value="1031145" calcext:value-type="float">
            <text:p>1031145</text:p>
          </table:table-cell>
          <table:table-cell office:value-type="float" office:value="146415" calcext:value-type="float">
            <text:p>146415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20685" calcext:value-type="float">
            <text:p>120685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9665" calcext:value-type="float">
            <text:p>1509665</text:p>
          </table:table-cell>
          <table:table-cell office:value-type="float" office:value="3019326" calcext:value-type="float">
            <text:p>3019326</text:p>
          </table:table-cell>
          <table:table-cell office:value-type="float" office:value="1032454" calcext:value-type="float">
            <text:p>1032454</text:p>
          </table:table-cell>
          <table:table-cell office:value-type="float" office:value="147724" calcext:value-type="float">
            <text:p>147724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81924" calcext:value-type="float">
            <text:p>8192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37122" calcext:value-type="float">
            <text:p>1637122</text:p>
          </table:table-cell>
          <table:table-cell office:value-type="float" office:value="3213535" calcext:value-type="float">
            <text:p>3213535</text:p>
          </table:table-cell>
          <table:table-cell office:value-type="float" office:value="1139205" calcext:value-type="float">
            <text:p>1139205</text:p>
          </table:table-cell>
          <table:table-cell office:value-type="float" office:value="254475" calcext:value-type="float">
            <text:p>254475</text:p>
          </table:table-cell>
          <table:table-cell office:value-type="float" office:value="1148430" calcext:value-type="float">
            <text:p>1148430</text:p>
          </table:table-cell>
          <table:table-cell office:value-type="float" office:value="294782" calcext:value-type="float">
            <text:p>294782</text:p>
          </table:table-cell>
          <table:table-cell office:value-type="float" office:value="60048" calcext:value-type="float">
            <text:p>60048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9267" calcext:value-type="float">
            <text:p>1579267</text:p>
          </table:table-cell>
          <table:table-cell office:value-type="float" office:value="3132028" calcext:value-type="float">
            <text:p>3132028</text:p>
          </table:table-cell>
          <table:table-cell office:value-type="float" office:value="1146466" calcext:value-type="float">
            <text:p>1146466</text:p>
          </table:table-cell>
          <table:table-cell office:value-type="float" office:value="261736" calcext:value-type="float">
            <text:p>261736</text:p>
          </table:table-cell>
          <table:table-cell office:value-type="float" office:value="1148430" calcext:value-type="float">
            <text:p>114843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5664" calcext:value-type="float">
            <text:p>1566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11437" calcext:value-type="float">
            <text:p>1611437</text:p>
          </table:table-cell>
          <table:table-cell office:value-type="float" office:value="3222827" calcext:value-type="float">
            <text:p>3222827</text:p>
          </table:table-cell>
          <table:table-cell office:value-type="float" office:value="1016068" calcext:value-type="float">
            <text:p>1016068</text:p>
          </table:table-cell>
          <table:table-cell office:value-type="float" office:value="131338" calcext:value-type="float">
            <text:p>131338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275384" calcext:value-type="float">
            <text:p>27538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47712" calcext:value-type="float">
            <text:p>1547712</text:p>
          </table:table-cell>
          <table:table-cell office:value-type="float" office:value="3079351" calcext:value-type="float">
            <text:p>3079351</text:p>
          </table:table-cell>
          <table:table-cell office:value-type="float" office:value="1031145" calcext:value-type="float">
            <text:p>1031145</text:p>
          </table:table-cell>
          <table:table-cell office:value-type="float" office:value="146415" calcext:value-type="float">
            <text:p>146415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20685" calcext:value-type="float">
            <text:p>120685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9665" calcext:value-type="float">
            <text:p>1509665</text:p>
          </table:table-cell>
          <table:table-cell office:value-type="float" office:value="3019326" calcext:value-type="float">
            <text:p>3019326</text:p>
          </table:table-cell>
          <table:table-cell office:value-type="float" office:value="1032454" calcext:value-type="float">
            <text:p>1032454</text:p>
          </table:table-cell>
          <table:table-cell office:value-type="float" office:value="147724" calcext:value-type="float">
            <text:p>147724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81924" calcext:value-type="float">
            <text:p>8192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7122" calcext:value-type="float">
            <text:p>1637122</text:p>
          </table:table-cell>
          <table:table-cell office:value-type="float" office:value="3213535" calcext:value-type="float">
            <text:p>3213535</text:p>
          </table:table-cell>
          <table:table-cell office:value-type="float" office:value="1139205" calcext:value-type="float">
            <text:p>1139205</text:p>
          </table:table-cell>
          <table:table-cell office:value-type="float" office:value="254475" calcext:value-type="float">
            <text:p>254475</text:p>
          </table:table-cell>
          <table:table-cell office:value-type="float" office:value="1148430" calcext:value-type="float">
            <text:p>1148430</text:p>
          </table:table-cell>
          <table:table-cell office:value-type="float" office:value="294782" calcext:value-type="float">
            <text:p>294782</text:p>
          </table:table-cell>
          <table:table-cell office:value-type="float" office:value="60048" calcext:value-type="float">
            <text:p>60048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9267" calcext:value-type="float">
            <text:p>1579267</text:p>
          </table:table-cell>
          <table:table-cell office:value-type="float" office:value="3132028" calcext:value-type="float">
            <text:p>3132028</text:p>
          </table:table-cell>
          <table:table-cell office:value-type="float" office:value="1146466" calcext:value-type="float">
            <text:p>1146466</text:p>
          </table:table-cell>
          <table:table-cell office:value-type="float" office:value="261736" calcext:value-type="float">
            <text:p>261736</text:p>
          </table:table-cell>
          <table:table-cell office:value-type="float" office:value="1148430" calcext:value-type="float">
            <text:p>114843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5664" calcext:value-type="float">
            <text:p>1566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11437" calcext:value-type="float">
            <text:p>1611437</text:p>
          </table:table-cell>
          <table:table-cell office:value-type="float" office:value="3222827" calcext:value-type="float">
            <text:p>3222827</text:p>
          </table:table-cell>
          <table:table-cell office:value-type="float" office:value="1016068" calcext:value-type="float">
            <text:p>1016068</text:p>
          </table:table-cell>
          <table:table-cell office:value-type="float" office:value="131338" calcext:value-type="float">
            <text:p>131338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275384" calcext:value-type="float">
            <text:p>27538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547712" calcext:value-type="float">
            <text:p>1547712</text:p>
          </table:table-cell>
          <table:table-cell office:value-type="float" office:value="3079351" calcext:value-type="float">
            <text:p>3079351</text:p>
          </table:table-cell>
          <table:table-cell office:value-type="float" office:value="1031145" calcext:value-type="float">
            <text:p>1031145</text:p>
          </table:table-cell>
          <table:table-cell office:value-type="float" office:value="146415" calcext:value-type="float">
            <text:p>146415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20685" calcext:value-type="float">
            <text:p>120685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9665" calcext:value-type="float">
            <text:p>1509665</text:p>
          </table:table-cell>
          <table:table-cell office:value-type="float" office:value="3019326" calcext:value-type="float">
            <text:p>3019326</text:p>
          </table:table-cell>
          <table:table-cell office:value-type="float" office:value="1032454" calcext:value-type="float">
            <text:p>1032454</text:p>
          </table:table-cell>
          <table:table-cell office:value-type="float" office:value="147724" calcext:value-type="float">
            <text:p>147724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81924" calcext:value-type="float">
            <text:p>8192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4357" calcext:value-type="float">
            <text:p>974357</text:p>
          </table:table-cell>
          <table:table-cell office:value-type="float" office:value="3801305" calcext:value-type="float">
            <text:p>3801305</text:p>
          </table:table-cell>
          <table:table-cell office:value-type="float" office:value="1204298" calcext:value-type="float">
            <text:p>1204298</text:p>
          </table:table-cell>
          <table:table-cell office:value-type="float" office:value="319574" calcext:value-type="float">
            <text:p>319574</text:p>
          </table:table-cell>
          <table:table-cell office:value-type="float" office:value="1131996" calcext:value-type="float">
            <text:p>1131996</text:p>
          </table:table-cell>
          <table:table-cell office:value-type="float" office:value="294780" calcext:value-type="float">
            <text:p>294780</text:p>
          </table:table-cell>
          <table:table-cell office:value-type="float" office:value="235503" calcext:value-type="float">
            <text:p>235503</text:p>
          </table:table-cell>
          <table:table-cell office:value-type="float" office:value="541768" calcext:value-type="float">
            <text:p>541768</text:p>
          </table:table-cell>
          <table:table-cell office:value-type="float" office:value="916" calcext:value-type="float">
            <text:p>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9738" calcext:value-type="float">
            <text:p>909738</text:p>
          </table:table-cell>
          <table:table-cell office:value-type="float" office:value="3568626" calcext:value-type="float">
            <text:p>3568626</text:p>
          </table:table-cell>
          <table:table-cell office:value-type="float" office:value="1225648" calcext:value-type="float">
            <text:p>1225648</text:p>
          </table:table-cell>
          <table:table-cell office:value-type="float" office:value="340924" calcext:value-type="float">
            <text:p>340924</text:p>
          </table:table-cell>
          <table:table-cell office:value-type="float" office:value="1131996" calcext:value-type="float">
            <text:p>1131996</text:p>
          </table:table-cell>
          <table:table-cell office:value-type="float" office:value="294780" calcext:value-type="float">
            <text:p>294780</text:p>
          </table:table-cell>
          <table:table-cell office:value-type="float" office:value="91433" calcext:value-type="float">
            <text:p>91433</text:p>
          </table:table-cell>
          <table:table-cell office:value-type="float" office:value="541768" calcext:value-type="float">
            <text:p>541768</text:p>
          </table:table-cell>
          <table:table-cell office:value-type="float" office:value="916" calcext:value-type="float">
            <text:p>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79095" calcext:value-type="float">
            <text:p>879095</text:p>
          </table:table-cell>
          <table:table-cell office:value-type="float" office:value="3483891" calcext:value-type="float">
            <text:p>3483891</text:p>
          </table:table-cell>
          <table:table-cell office:value-type="float" office:value="1236080" calcext:value-type="float">
            <text:p>1236080</text:p>
          </table:table-cell>
          <table:table-cell office:value-type="float" office:value="351356" calcext:value-type="float">
            <text:p>351356</text:p>
          </table:table-cell>
          <table:table-cell office:value-type="float" office:value="1131996" calcext:value-type="float">
            <text:p>1131996</text:p>
          </table:table-cell>
          <table:table-cell office:value-type="float" office:value="294780" calcext:value-type="float">
            <text:p>294780</text:p>
          </table:table-cell>
          <table:table-cell office:value-type="float" office:value="41139" calcext:value-type="float">
            <text:p>41139</text:p>
          </table:table-cell>
          <table:table-cell office:value-type="float" office:value="541768" calcext:value-type="float">
            <text:p>541768</text:p>
          </table:table-cell>
          <table:table-cell office:value-type="float" office:value="916" calcext:value-type="float">
            <text:p>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39758" calcext:value-type="float">
            <text:p>939758</text:p>
          </table:table-cell>
          <table:table-cell office:value-type="float" office:value="3685982" calcext:value-type="float">
            <text:p>3685982</text:p>
          </table:table-cell>
          <table:table-cell office:value-type="float" office:value="1135137" calcext:value-type="float">
            <text:p>1135137</text:p>
          </table:table-cell>
          <table:table-cell office:value-type="float" office:value="250413" calcext:value-type="float">
            <text:p>250413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99052" calcext:value-type="float">
            <text:p>299052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3395" calcext:value-type="float">
            <text:p>863395</text:p>
          </table:table-cell>
          <table:table-cell office:value-type="float" office:value="3381459" calcext:value-type="float">
            <text:p>3381459</text:p>
          </table:table-cell>
          <table:table-cell office:value-type="float" office:value="1153130" calcext:value-type="float">
            <text:p>1153130</text:p>
          </table:table-cell>
          <table:table-cell office:value-type="float" office:value="268406" calcext:value-type="float">
            <text:p>268406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11205" calcext:value-type="float">
            <text:p>11120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31982" calcext:value-type="float">
            <text:p>831982</text:p>
          </table:table-cell>
          <table:table-cell office:value-type="float" office:value="3290655" calcext:value-type="float">
            <text:p>3290655</text:p>
          </table:table-cell>
          <table:table-cell office:value-type="float" office:value="1159197" calcext:value-type="float">
            <text:p>1159197</text:p>
          </table:table-cell>
          <table:table-cell office:value-type="float" office:value="274473" calcext:value-type="float">
            <text:p>274473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57050" calcext:value-type="float">
            <text:p>57050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1862" calcext:value-type="float">
            <text:p>941862</text:p>
          </table:table-cell>
          <table:table-cell office:value-type="float" office:value="3702564" calcext:value-type="float">
            <text:p>3702564</text:p>
          </table:table-cell>
          <table:table-cell office:value-type="float" office:value="1172353" calcext:value-type="float">
            <text:p>1172353</text:p>
          </table:table-cell>
          <table:table-cell office:value-type="float" office:value="287629" calcext:value-type="float">
            <text:p>287629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447041" calcext:value-type="float">
            <text:p>44704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68858" calcext:value-type="float">
            <text:p>868858</text:p>
          </table:table-cell>
          <table:table-cell office:value-type="float" office:value="3422116" calcext:value-type="float">
            <text:p>3422116</text:p>
          </table:table-cell>
          <table:table-cell office:value-type="float" office:value="1185177" calcext:value-type="float">
            <text:p>1185177</text:p>
          </table:table-cell>
          <table:table-cell office:value-type="float" office:value="300453" calcext:value-type="float">
            <text:p>300453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85700" calcext:value-type="float">
            <text:p>185700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24471" calcext:value-type="float">
            <text:p>824471</text:p>
          </table:table-cell>
          <table:table-cell office:value-type="float" office:value="3257645" calcext:value-type="float">
            <text:p>3257645</text:p>
          </table:table-cell>
          <table:table-cell office:value-type="float" office:value="1191376" calcext:value-type="float">
            <text:p>1191376</text:p>
          </table:table-cell>
          <table:table-cell office:value-type="float" office:value="306652" calcext:value-type="float">
            <text:p>306652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71551" calcext:value-type="float">
            <text:p>7155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0659" calcext:value-type="float">
            <text:p>800659</text:p>
          </table:table-cell>
          <table:table-cell office:value-type="float" office:value="3182343" calcext:value-type="float">
            <text:p>3182343</text:p>
          </table:table-cell>
          <table:table-cell office:value-type="float" office:value="1195600" calcext:value-type="float">
            <text:p>1195600</text:p>
          </table:table-cell>
          <table:table-cell office:value-type="float" office:value="310876" calcext:value-type="float">
            <text:p>310876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4801" calcext:value-type="float">
            <text:p>2480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9758" calcext:value-type="float">
            <text:p>939758</text:p>
          </table:table-cell>
          <table:table-cell office:value-type="float" office:value="3685982" calcext:value-type="float">
            <text:p>3685982</text:p>
          </table:table-cell>
          <table:table-cell office:value-type="float" office:value="1135137" calcext:value-type="float">
            <text:p>1135137</text:p>
          </table:table-cell>
          <table:table-cell office:value-type="float" office:value="250413" calcext:value-type="float">
            <text:p>250413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99052" calcext:value-type="float">
            <text:p>299052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3395" calcext:value-type="float">
            <text:p>863395</text:p>
          </table:table-cell>
          <table:table-cell office:value-type="float" office:value="3381459" calcext:value-type="float">
            <text:p>3381459</text:p>
          </table:table-cell>
          <table:table-cell office:value-type="float" office:value="1153130" calcext:value-type="float">
            <text:p>1153130</text:p>
          </table:table-cell>
          <table:table-cell office:value-type="float" office:value="268406" calcext:value-type="float">
            <text:p>268406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11205" calcext:value-type="float">
            <text:p>11120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31982" calcext:value-type="float">
            <text:p>831982</text:p>
          </table:table-cell>
          <table:table-cell office:value-type="float" office:value="3290655" calcext:value-type="float">
            <text:p>3290655</text:p>
          </table:table-cell>
          <table:table-cell office:value-type="float" office:value="1159197" calcext:value-type="float">
            <text:p>1159197</text:p>
          </table:table-cell>
          <table:table-cell office:value-type="float" office:value="274473" calcext:value-type="float">
            <text:p>274473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57050" calcext:value-type="float">
            <text:p>57050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1862" calcext:value-type="float">
            <text:p>941862</text:p>
          </table:table-cell>
          <table:table-cell office:value-type="float" office:value="3702564" calcext:value-type="float">
            <text:p>3702564</text:p>
          </table:table-cell>
          <table:table-cell office:value-type="float" office:value="1172353" calcext:value-type="float">
            <text:p>1172353</text:p>
          </table:table-cell>
          <table:table-cell office:value-type="float" office:value="287629" calcext:value-type="float">
            <text:p>287629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447041" calcext:value-type="float">
            <text:p>44704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68858" calcext:value-type="float">
            <text:p>868858</text:p>
          </table:table-cell>
          <table:table-cell office:value-type="float" office:value="3422116" calcext:value-type="float">
            <text:p>3422116</text:p>
          </table:table-cell>
          <table:table-cell office:value-type="float" office:value="1185177" calcext:value-type="float">
            <text:p>1185177</text:p>
          </table:table-cell>
          <table:table-cell office:value-type="float" office:value="300453" calcext:value-type="float">
            <text:p>300453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85700" calcext:value-type="float">
            <text:p>185700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24471" calcext:value-type="float">
            <text:p>824471</text:p>
          </table:table-cell>
          <table:table-cell office:value-type="float" office:value="3257645" calcext:value-type="float">
            <text:p>3257645</text:p>
          </table:table-cell>
          <table:table-cell office:value-type="float" office:value="1191376" calcext:value-type="float">
            <text:p>1191376</text:p>
          </table:table-cell>
          <table:table-cell office:value-type="float" office:value="306652" calcext:value-type="float">
            <text:p>306652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71551" calcext:value-type="float">
            <text:p>7155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0659" calcext:value-type="float">
            <text:p>800659</text:p>
          </table:table-cell>
          <table:table-cell office:value-type="float" office:value="3182343" calcext:value-type="float">
            <text:p>3182343</text:p>
          </table:table-cell>
          <table:table-cell office:value-type="float" office:value="1195600" calcext:value-type="float">
            <text:p>1195600</text:p>
          </table:table-cell>
          <table:table-cell office:value-type="float" office:value="310876" calcext:value-type="float">
            <text:p>310876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4801" calcext:value-type="float">
            <text:p>2480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17309" calcext:value-type="float">
            <text:p>917309</text:p>
          </table:table-cell>
          <table:table-cell office:value-type="float" office:value="3579515" calcext:value-type="float">
            <text:p>3579515</text:p>
          </table:table-cell>
          <table:table-cell office:value-type="float" office:value="1124011" calcext:value-type="float">
            <text:p>1124011</text:p>
          </table:table-cell>
          <table:table-cell office:value-type="float" office:value="239287" calcext:value-type="float">
            <text:p>239287</text:p>
          </table:table-cell>
          <table:table-cell office:value-type="float" office:value="1164828" calcext:value-type="float">
            <text:p>1164828</text:p>
          </table:table-cell>
          <table:table-cell office:value-type="float" office:value="294780" calcext:value-type="float">
            <text:p>294780</text:p>
          </table:table-cell>
          <table:table-cell office:value-type="float" office:value="259491" calcext:value-type="float">
            <text:p>25949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54742" calcext:value-type="float">
            <text:p>854742</text:p>
          </table:table-cell>
          <table:table-cell office:value-type="float" office:value="3337976" calcext:value-type="float">
            <text:p>3337976</text:p>
          </table:table-cell>
          <table:table-cell office:value-type="float" office:value="1145009" calcext:value-type="float">
            <text:p>1145009</text:p>
          </table:table-cell>
          <table:table-cell office:value-type="float" office:value="260285" calcext:value-type="float">
            <text:p>260285</text:p>
          </table:table-cell>
          <table:table-cell office:value-type="float" office:value="1164828" calcext:value-type="float">
            <text:p>1164828</text:p>
          </table:table-cell>
          <table:table-cell office:value-type="float" office:value="294780" calcext:value-type="float">
            <text:p>294780</text:p>
          </table:table-cell>
          <table:table-cell office:value-type="float" office:value="108268" calcext:value-type="float">
            <text:p>108268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21686" calcext:value-type="float">
            <text:p>821686</text:p>
          </table:table-cell>
          <table:table-cell office:value-type="float" office:value="3234874" calcext:value-type="float">
            <text:p>3234874</text:p>
          </table:table-cell>
          <table:table-cell office:value-type="float" office:value="1155072" calcext:value-type="float">
            <text:p>1155072</text:p>
          </table:table-cell>
          <table:table-cell office:value-type="float" office:value="270348" calcext:value-type="float">
            <text:p>270348</text:p>
          </table:table-cell>
          <table:table-cell office:value-type="float" office:value="1164828" calcext:value-type="float">
            <text:p>1164828</text:p>
          </table:table-cell>
          <table:table-cell office:value-type="float" office:value="294780" calcext:value-type="float">
            <text:p>294780</text:p>
          </table:table-cell>
          <table:table-cell office:value-type="float" office:value="47541" calcext:value-type="float">
            <text:p>4754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8076" calcext:value-type="float">
            <text:p>938076</text:p>
          </table:table-cell>
          <table:table-cell office:value-type="float" office:value="3680671" calcext:value-type="float">
            <text:p>3680671</text:p>
          </table:table-cell>
          <table:table-cell office:value-type="float" office:value="1188085" calcext:value-type="float">
            <text:p>1188085</text:p>
          </table:table-cell>
          <table:table-cell office:value-type="float" office:value="303361" calcext:value-type="float">
            <text:p>303361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448407" calcext:value-type="float">
            <text:p>448407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62727" calcext:value-type="float">
            <text:p>862727</text:p>
          </table:table-cell>
          <table:table-cell office:value-type="float" office:value="3401919" calcext:value-type="float">
            <text:p>3401919</text:p>
          </table:table-cell>
          <table:table-cell office:value-type="float" office:value="1202632" calcext:value-type="float">
            <text:p>1202632</text:p>
          </table:table-cell>
          <table:table-cell office:value-type="float" office:value="317908" calcext:value-type="float">
            <text:p>317908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83184" calcext:value-type="float">
            <text:p>183184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22433" calcext:value-type="float">
            <text:p>822433</text:p>
          </table:table-cell>
          <table:table-cell office:value-type="float" office:value="3245192" calcext:value-type="float">
            <text:p>3245192</text:p>
          </table:table-cell>
          <table:table-cell office:value-type="float" office:value="1207901" calcext:value-type="float">
            <text:p>1207901</text:p>
          </table:table-cell>
          <table:table-cell office:value-type="float" office:value="323177" calcext:value-type="float">
            <text:p>323177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74235" calcext:value-type="float">
            <text:p>7423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97832" calcext:value-type="float">
            <text:p>797832</text:p>
          </table:table-cell>
          <table:table-cell office:value-type="float" office:value="3170666" calcext:value-type="float">
            <text:p>3170666</text:p>
          </table:table-cell>
          <table:table-cell office:value-type="float" office:value="1212009" calcext:value-type="float">
            <text:p>1212009</text:p>
          </table:table-cell>
          <table:table-cell office:value-type="float" office:value="327285" calcext:value-type="float">
            <text:p>327285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7530" calcext:value-type="float">
            <text:p>27530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7309" calcext:value-type="float">
            <text:p>917309</text:p>
          </table:table-cell>
          <table:table-cell office:value-type="float" office:value="3579515" calcext:value-type="float">
            <text:p>3579515</text:p>
          </table:table-cell>
          <table:table-cell office:value-type="float" office:value="1124011" calcext:value-type="float">
            <text:p>1124011</text:p>
          </table:table-cell>
          <table:table-cell office:value-type="float" office:value="239287" calcext:value-type="float">
            <text:p>239287</text:p>
          </table:table-cell>
          <table:table-cell office:value-type="float" office:value="1164828" calcext:value-type="float">
            <text:p>1164828</text:p>
          </table:table-cell>
          <table:table-cell office:value-type="float" office:value="294780" calcext:value-type="float">
            <text:p>294780</text:p>
          </table:table-cell>
          <table:table-cell office:value-type="float" office:value="259491" calcext:value-type="float">
            <text:p>25949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54742" calcext:value-type="float">
            <text:p>854742</text:p>
          </table:table-cell>
          <table:table-cell office:value-type="float" office:value="3337976" calcext:value-type="float">
            <text:p>3337976</text:p>
          </table:table-cell>
          <table:table-cell office:value-type="float" office:value="1145009" calcext:value-type="float">
            <text:p>1145009</text:p>
          </table:table-cell>
          <table:table-cell office:value-type="float" office:value="260285" calcext:value-type="float">
            <text:p>260285</text:p>
          </table:table-cell>
          <table:table-cell office:value-type="float" office:value="1164828" calcext:value-type="float">
            <text:p>1164828</text:p>
          </table:table-cell>
          <table:table-cell office:value-type="float" office:value="294780" calcext:value-type="float">
            <text:p>294780</text:p>
          </table:table-cell>
          <table:table-cell office:value-type="float" office:value="108268" calcext:value-type="float">
            <text:p>108268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21686" calcext:value-type="float">
            <text:p>821686</text:p>
          </table:table-cell>
          <table:table-cell office:value-type="float" office:value="3234874" calcext:value-type="float">
            <text:p>3234874</text:p>
          </table:table-cell>
          <table:table-cell office:value-type="float" office:value="1155072" calcext:value-type="float">
            <text:p>1155072</text:p>
          </table:table-cell>
          <table:table-cell office:value-type="float" office:value="270348" calcext:value-type="float">
            <text:p>270348</text:p>
          </table:table-cell>
          <table:table-cell office:value-type="float" office:value="1164828" calcext:value-type="float">
            <text:p>1164828</text:p>
          </table:table-cell>
          <table:table-cell office:value-type="float" office:value="294780" calcext:value-type="float">
            <text:p>294780</text:p>
          </table:table-cell>
          <table:table-cell office:value-type="float" office:value="47541" calcext:value-type="float">
            <text:p>4754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8076" calcext:value-type="float">
            <text:p>938076</text:p>
          </table:table-cell>
          <table:table-cell office:value-type="float" office:value="3680671" calcext:value-type="float">
            <text:p>3680671</text:p>
          </table:table-cell>
          <table:table-cell office:value-type="float" office:value="1188085" calcext:value-type="float">
            <text:p>1188085</text:p>
          </table:table-cell>
          <table:table-cell office:value-type="float" office:value="303361" calcext:value-type="float">
            <text:p>303361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448407" calcext:value-type="float">
            <text:p>448407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862727" calcext:value-type="float">
            <text:p>862727</text:p>
          </table:table-cell>
          <table:table-cell office:value-type="float" office:value="3401919" calcext:value-type="float">
            <text:p>3401919</text:p>
          </table:table-cell>
          <table:table-cell office:value-type="float" office:value="1202632" calcext:value-type="float">
            <text:p>1202632</text:p>
          </table:table-cell>
          <table:table-cell office:value-type="float" office:value="317908" calcext:value-type="float">
            <text:p>317908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83184" calcext:value-type="float">
            <text:p>183184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22433" calcext:value-type="float">
            <text:p>822433</text:p>
          </table:table-cell>
          <table:table-cell office:value-type="float" office:value="3245192" calcext:value-type="float">
            <text:p>3245192</text:p>
          </table:table-cell>
          <table:table-cell office:value-type="float" office:value="1207901" calcext:value-type="float">
            <text:p>1207901</text:p>
          </table:table-cell>
          <table:table-cell office:value-type="float" office:value="323177" calcext:value-type="float">
            <text:p>323177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74235" calcext:value-type="float">
            <text:p>7423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97832" calcext:value-type="float">
            <text:p>797832</text:p>
          </table:table-cell>
          <table:table-cell office:value-type="float" office:value="3170666" calcext:value-type="float">
            <text:p>3170666</text:p>
          </table:table-cell>
          <table:table-cell office:value-type="float" office:value="1212009" calcext:value-type="float">
            <text:p>1212009</text:p>
          </table:table-cell>
          <table:table-cell office:value-type="float" office:value="327285" calcext:value-type="float">
            <text:p>327285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7530" calcext:value-type="float">
            <text:p>27530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15677" calcext:value-type="float">
            <text:p>915677</text:p>
          </table:table-cell>
          <table:table-cell office:value-type="float" office:value="3562815" calcext:value-type="float">
            <text:p>3562815</text:p>
          </table:table-cell>
          <table:table-cell office:value-type="float" office:value="1113776" calcext:value-type="float">
            <text:p>1113776</text:p>
          </table:table-cell>
          <table:table-cell office:value-type="float" office:value="229052" calcext:value-type="float">
            <text:p>229052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74994" calcext:value-type="float">
            <text:p>274994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1852" calcext:value-type="float">
            <text:p>841852</text:p>
          </table:table-cell>
          <table:table-cell office:value-type="float" office:value="3300810" calcext:value-type="float">
            <text:p>3300810</text:p>
          </table:table-cell>
          <table:table-cell office:value-type="float" office:value="1131331" calcext:value-type="float">
            <text:p>1131331</text:p>
          </table:table-cell>
          <table:table-cell office:value-type="float" office:value="246607" calcext:value-type="float">
            <text:p>246607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14625" calcext:value-type="float">
            <text:p>11462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9165" calcext:value-type="float">
            <text:p>809165</text:p>
          </table:table-cell>
          <table:table-cell office:value-type="float" office:value="3198770" calcext:value-type="float">
            <text:p>3198770</text:p>
          </table:table-cell>
          <table:table-cell office:value-type="float" office:value="1137292" calcext:value-type="float">
            <text:p>1137292</text:p>
          </table:table-cell>
          <table:table-cell office:value-type="float" office:value="252568" calcext:value-type="float">
            <text:p>252568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55171" calcext:value-type="float">
            <text:p>551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5803" calcext:value-type="float">
            <text:p>915803</text:p>
          </table:table-cell>
          <table:table-cell office:value-type="float" office:value="3619029" calcext:value-type="float">
            <text:p>3619029</text:p>
          </table:table-cell>
          <table:table-cell office:value-type="float" office:value="1016068" calcext:value-type="float">
            <text:p>1016068</text:p>
          </table:table-cell>
          <table:table-cell office:value-type="float" office:value="131344" calcext:value-type="float">
            <text:p>131344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795697" calcext:value-type="float">
            <text:p>795697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18659" calcext:value-type="float">
            <text:p>818659</text:p>
          </table:table-cell>
          <table:table-cell office:value-type="float" office:value="3230762" calcext:value-type="float">
            <text:p>3230762</text:p>
          </table:table-cell>
          <table:table-cell office:value-type="float" office:value="1023626" calcext:value-type="float">
            <text:p>1023626</text:p>
          </table:table-cell>
          <table:table-cell office:value-type="float" office:value="138902" calcext:value-type="float">
            <text:p>138902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66775" calcext:value-type="float">
            <text:p>26677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9498" calcext:value-type="float">
            <text:p>779498</text:p>
          </table:table-cell>
          <table:table-cell office:value-type="float" office:value="3084064" calcext:value-type="float">
            <text:p>3084064</text:p>
          </table:table-cell>
          <table:table-cell office:value-type="float" office:value="1029271" calcext:value-type="float">
            <text:p>1029271</text:p>
          </table:table-cell>
          <table:table-cell office:value-type="float" office:value="144547" calcext:value-type="float">
            <text:p>144547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29836" calcext:value-type="float">
            <text:p>129836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48000" calcext:value-type="float">
            <text:p>748000</text:p>
          </table:table-cell>
          <table:table-cell office:value-type="float" office:value="2948764" calcext:value-type="float">
            <text:p>2948764</text:p>
          </table:table-cell>
          <table:table-cell office:value-type="float" office:value="1045167" calcext:value-type="float">
            <text:p>1045167</text:p>
          </table:table-cell>
          <table:table-cell office:value-type="float" office:value="160443" calcext:value-type="float">
            <text:p>160443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42810" calcext:value-type="float">
            <text:p>42810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5677" calcext:value-type="float">
            <text:p>915677</text:p>
          </table:table-cell>
          <table:table-cell office:value-type="float" office:value="3562815" calcext:value-type="float">
            <text:p>3562815</text:p>
          </table:table-cell>
          <table:table-cell office:value-type="float" office:value="1113776" calcext:value-type="float">
            <text:p>1113776</text:p>
          </table:table-cell>
          <table:table-cell office:value-type="float" office:value="229052" calcext:value-type="float">
            <text:p>229052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74994" calcext:value-type="float">
            <text:p>274994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1852" calcext:value-type="float">
            <text:p>841852</text:p>
          </table:table-cell>
          <table:table-cell office:value-type="float" office:value="3300810" calcext:value-type="float">
            <text:p>3300810</text:p>
          </table:table-cell>
          <table:table-cell office:value-type="float" office:value="1131331" calcext:value-type="float">
            <text:p>1131331</text:p>
          </table:table-cell>
          <table:table-cell office:value-type="float" office:value="246607" calcext:value-type="float">
            <text:p>246607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14625" calcext:value-type="float">
            <text:p>11462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9165" calcext:value-type="float">
            <text:p>809165</text:p>
          </table:table-cell>
          <table:table-cell office:value-type="float" office:value="3198770" calcext:value-type="float">
            <text:p>3198770</text:p>
          </table:table-cell>
          <table:table-cell office:value-type="float" office:value="1137292" calcext:value-type="float">
            <text:p>1137292</text:p>
          </table:table-cell>
          <table:table-cell office:value-type="float" office:value="252568" calcext:value-type="float">
            <text:p>252568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55171" calcext:value-type="float">
            <text:p>551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5803" calcext:value-type="float">
            <text:p>915803</text:p>
          </table:table-cell>
          <table:table-cell office:value-type="float" office:value="3619029" calcext:value-type="float">
            <text:p>3619029</text:p>
          </table:table-cell>
          <table:table-cell office:value-type="float" office:value="1016068" calcext:value-type="float">
            <text:p>1016068</text:p>
          </table:table-cell>
          <table:table-cell office:value-type="float" office:value="131344" calcext:value-type="float">
            <text:p>131344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795697" calcext:value-type="float">
            <text:p>795697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18659" calcext:value-type="float">
            <text:p>818659</text:p>
          </table:table-cell>
          <table:table-cell office:value-type="float" office:value="3230762" calcext:value-type="float">
            <text:p>3230762</text:p>
          </table:table-cell>
          <table:table-cell office:value-type="float" office:value="1023626" calcext:value-type="float">
            <text:p>1023626</text:p>
          </table:table-cell>
          <table:table-cell office:value-type="float" office:value="138902" calcext:value-type="float">
            <text:p>138902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66775" calcext:value-type="float">
            <text:p>26677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9498" calcext:value-type="float">
            <text:p>779498</text:p>
          </table:table-cell>
          <table:table-cell office:value-type="float" office:value="3084064" calcext:value-type="float">
            <text:p>3084064</text:p>
          </table:table-cell>
          <table:table-cell office:value-type="float" office:value="1029271" calcext:value-type="float">
            <text:p>1029271</text:p>
          </table:table-cell>
          <table:table-cell office:value-type="float" office:value="144547" calcext:value-type="float">
            <text:p>144547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29836" calcext:value-type="float">
            <text:p>129836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48000" calcext:value-type="float">
            <text:p>748000</text:p>
          </table:table-cell>
          <table:table-cell office:value-type="float" office:value="2948764" calcext:value-type="float">
            <text:p>2948764</text:p>
          </table:table-cell>
          <table:table-cell office:value-type="float" office:value="1045167" calcext:value-type="float">
            <text:p>1045167</text:p>
          </table:table-cell>
          <table:table-cell office:value-type="float" office:value="160443" calcext:value-type="float">
            <text:p>160443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42810" calcext:value-type="float">
            <text:p>42810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15677" calcext:value-type="float">
            <text:p>915677</text:p>
          </table:table-cell>
          <table:table-cell office:value-type="float" office:value="3562815" calcext:value-type="float">
            <text:p>3562815</text:p>
          </table:table-cell>
          <table:table-cell office:value-type="float" office:value="1113780" calcext:value-type="float">
            <text:p>1113780</text:p>
          </table:table-cell>
          <table:table-cell office:value-type="float" office:value="229056" calcext:value-type="float">
            <text:p>229056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74994" calcext:value-type="float">
            <text:p>274994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1852" calcext:value-type="float">
            <text:p>841852</text:p>
          </table:table-cell>
          <table:table-cell office:value-type="float" office:value="3300810" calcext:value-type="float">
            <text:p>3300810</text:p>
          </table:table-cell>
          <table:table-cell office:value-type="float" office:value="1131335" calcext:value-type="float">
            <text:p>1131335</text:p>
          </table:table-cell>
          <table:table-cell office:value-type="float" office:value="246611" calcext:value-type="float">
            <text:p>246611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14625" calcext:value-type="float">
            <text:p>11462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9165" calcext:value-type="float">
            <text:p>809165</text:p>
          </table:table-cell>
          <table:table-cell office:value-type="float" office:value="3198770" calcext:value-type="float">
            <text:p>3198770</text:p>
          </table:table-cell>
          <table:table-cell office:value-type="float" office:value="1137296" calcext:value-type="float">
            <text:p>1137296</text:p>
          </table:table-cell>
          <table:table-cell office:value-type="float" office:value="252572" calcext:value-type="float">
            <text:p>252572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55171" calcext:value-type="float">
            <text:p>551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5803" calcext:value-type="float">
            <text:p>915803</text:p>
          </table:table-cell>
          <table:table-cell office:value-type="float" office:value="3619029" calcext:value-type="float">
            <text:p>3619029</text:p>
          </table:table-cell>
          <table:table-cell office:value-type="float" office:value="1016072" calcext:value-type="float">
            <text:p>1016072</text:p>
          </table:table-cell>
          <table:table-cell office:value-type="float" office:value="131348" calcext:value-type="float">
            <text:p>131348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795697" calcext:value-type="float">
            <text:p>795697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18659" calcext:value-type="float">
            <text:p>818659</text:p>
          </table:table-cell>
          <table:table-cell office:value-type="float" office:value="3230762" calcext:value-type="float">
            <text:p>3230762</text:p>
          </table:table-cell>
          <table:table-cell office:value-type="float" office:value="1023630" calcext:value-type="float">
            <text:p>1023630</text:p>
          </table:table-cell>
          <table:table-cell office:value-type="float" office:value="138906" calcext:value-type="float">
            <text:p>138906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66775" calcext:value-type="float">
            <text:p>26677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9498" calcext:value-type="float">
            <text:p>779498</text:p>
          </table:table-cell>
          <table:table-cell office:value-type="float" office:value="3084064" calcext:value-type="float">
            <text:p>3084064</text:p>
          </table:table-cell>
          <table:table-cell office:value-type="float" office:value="1029275" calcext:value-type="float">
            <text:p>1029275</text:p>
          </table:table-cell>
          <table:table-cell office:value-type="float" office:value="144551" calcext:value-type="float">
            <text:p>144551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29836" calcext:value-type="float">
            <text:p>129836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48000" calcext:value-type="float">
            <text:p>748000</text:p>
          </table:table-cell>
          <table:table-cell office:value-type="float" office:value="2948764" calcext:value-type="float">
            <text:p>2948764</text:p>
          </table:table-cell>
          <table:table-cell office:value-type="float" office:value="1045171" calcext:value-type="float">
            <text:p>1045171</text:p>
          </table:table-cell>
          <table:table-cell office:value-type="float" office:value="160447" calcext:value-type="float">
            <text:p>160447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42810" calcext:value-type="float">
            <text:p>42810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5677" calcext:value-type="float">
            <text:p>915677</text:p>
          </table:table-cell>
          <table:table-cell office:value-type="float" office:value="3562815" calcext:value-type="float">
            <text:p>3562815</text:p>
          </table:table-cell>
          <table:table-cell office:value-type="float" office:value="1113780" calcext:value-type="float">
            <text:p>1113780</text:p>
          </table:table-cell>
          <table:table-cell office:value-type="float" office:value="229056" calcext:value-type="float">
            <text:p>229056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74994" calcext:value-type="float">
            <text:p>274994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1852" calcext:value-type="float">
            <text:p>841852</text:p>
          </table:table-cell>
          <table:table-cell office:value-type="float" office:value="3300810" calcext:value-type="float">
            <text:p>3300810</text:p>
          </table:table-cell>
          <table:table-cell office:value-type="float" office:value="1131335" calcext:value-type="float">
            <text:p>1131335</text:p>
          </table:table-cell>
          <table:table-cell office:value-type="float" office:value="246611" calcext:value-type="float">
            <text:p>246611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14625" calcext:value-type="float">
            <text:p>11462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9165" calcext:value-type="float">
            <text:p>809165</text:p>
          </table:table-cell>
          <table:table-cell office:value-type="float" office:value="3198770" calcext:value-type="float">
            <text:p>3198770</text:p>
          </table:table-cell>
          <table:table-cell office:value-type="float" office:value="1137296" calcext:value-type="float">
            <text:p>1137296</text:p>
          </table:table-cell>
          <table:table-cell office:value-type="float" office:value="252572" calcext:value-type="float">
            <text:p>252572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55171" calcext:value-type="float">
            <text:p>551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5803" calcext:value-type="float">
            <text:p>915803</text:p>
          </table:table-cell>
          <table:table-cell office:value-type="float" office:value="3619029" calcext:value-type="float">
            <text:p>3619029</text:p>
          </table:table-cell>
          <table:table-cell office:value-type="float" office:value="1016072" calcext:value-type="float">
            <text:p>1016072</text:p>
          </table:table-cell>
          <table:table-cell office:value-type="float" office:value="131348" calcext:value-type="float">
            <text:p>131348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795697" calcext:value-type="float">
            <text:p>795697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18659" calcext:value-type="float">
            <text:p>818659</text:p>
          </table:table-cell>
          <table:table-cell office:value-type="float" office:value="3230762" calcext:value-type="float">
            <text:p>3230762</text:p>
          </table:table-cell>
          <table:table-cell office:value-type="float" office:value="1023630" calcext:value-type="float">
            <text:p>1023630</text:p>
          </table:table-cell>
          <table:table-cell office:value-type="float" office:value="138906" calcext:value-type="float">
            <text:p>138906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66775" calcext:value-type="float">
            <text:p>26677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9498" calcext:value-type="float">
            <text:p>779498</text:p>
          </table:table-cell>
          <table:table-cell office:value-type="float" office:value="3084064" calcext:value-type="float">
            <text:p>3084064</text:p>
          </table:table-cell>
          <table:table-cell office:value-type="float" office:value="1029275" calcext:value-type="float">
            <text:p>1029275</text:p>
          </table:table-cell>
          <table:table-cell office:value-type="float" office:value="144551" calcext:value-type="float">
            <text:p>144551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29836" calcext:value-type="float">
            <text:p>129836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48000" calcext:value-type="float">
            <text:p>748000</text:p>
          </table:table-cell>
          <table:table-cell office:value-type="float" office:value="2948764" calcext:value-type="float">
            <text:p>2948764</text:p>
          </table:table-cell>
          <table:table-cell office:value-type="float" office:value="1045171" calcext:value-type="float">
            <text:p>1045171</text:p>
          </table:table-cell>
          <table:table-cell office:value-type="float" office:value="160447" calcext:value-type="float">
            <text:p>160447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42810" calcext:value-type="float">
            <text:p>42810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15677" calcext:value-type="float">
            <text:p>915677</text:p>
          </table:table-cell>
          <table:table-cell office:value-type="float" office:value="3562815" calcext:value-type="float">
            <text:p>3562815</text:p>
          </table:table-cell>
          <table:table-cell office:value-type="float" office:value="1113780" calcext:value-type="float">
            <text:p>1113780</text:p>
          </table:table-cell>
          <table:table-cell office:value-type="float" office:value="229056" calcext:value-type="float">
            <text:p>229056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74994" calcext:value-type="float">
            <text:p>274994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1852" calcext:value-type="float">
            <text:p>841852</text:p>
          </table:table-cell>
          <table:table-cell office:value-type="float" office:value="3300810" calcext:value-type="float">
            <text:p>3300810</text:p>
          </table:table-cell>
          <table:table-cell office:value-type="float" office:value="1131335" calcext:value-type="float">
            <text:p>1131335</text:p>
          </table:table-cell>
          <table:table-cell office:value-type="float" office:value="246611" calcext:value-type="float">
            <text:p>246611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14625" calcext:value-type="float">
            <text:p>11462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9165" calcext:value-type="float">
            <text:p>809165</text:p>
          </table:table-cell>
          <table:table-cell office:value-type="float" office:value="3198770" calcext:value-type="float">
            <text:p>3198770</text:p>
          </table:table-cell>
          <table:table-cell office:value-type="float" office:value="1137296" calcext:value-type="float">
            <text:p>1137296</text:p>
          </table:table-cell>
          <table:table-cell office:value-type="float" office:value="252572" calcext:value-type="float">
            <text:p>252572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55171" calcext:value-type="float">
            <text:p>551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5803" calcext:value-type="float">
            <text:p>915803</text:p>
          </table:table-cell>
          <table:table-cell office:value-type="float" office:value="3619029" calcext:value-type="float">
            <text:p>3619029</text:p>
          </table:table-cell>
          <table:table-cell office:value-type="float" office:value="1016072" calcext:value-type="float">
            <text:p>1016072</text:p>
          </table:table-cell>
          <table:table-cell office:value-type="float" office:value="131348" calcext:value-type="float">
            <text:p>131348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795697" calcext:value-type="float">
            <text:p>795697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18659" calcext:value-type="float">
            <text:p>818659</text:p>
          </table:table-cell>
          <table:table-cell office:value-type="float" office:value="3230762" calcext:value-type="float">
            <text:p>3230762</text:p>
          </table:table-cell>
          <table:table-cell office:value-type="float" office:value="1023630" calcext:value-type="float">
            <text:p>1023630</text:p>
          </table:table-cell>
          <table:table-cell office:value-type="float" office:value="138906" calcext:value-type="float">
            <text:p>138906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66775" calcext:value-type="float">
            <text:p>26677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9498" calcext:value-type="float">
            <text:p>779498</text:p>
          </table:table-cell>
          <table:table-cell office:value-type="float" office:value="3084064" calcext:value-type="float">
            <text:p>3084064</text:p>
          </table:table-cell>
          <table:table-cell office:value-type="float" office:value="1029275" calcext:value-type="float">
            <text:p>1029275</text:p>
          </table:table-cell>
          <table:table-cell office:value-type="float" office:value="144551" calcext:value-type="float">
            <text:p>144551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29836" calcext:value-type="float">
            <text:p>129836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48000" calcext:value-type="float">
            <text:p>748000</text:p>
          </table:table-cell>
          <table:table-cell office:value-type="float" office:value="2948764" calcext:value-type="float">
            <text:p>2948764</text:p>
          </table:table-cell>
          <table:table-cell office:value-type="float" office:value="1045171" calcext:value-type="float">
            <text:p>1045171</text:p>
          </table:table-cell>
          <table:table-cell office:value-type="float" office:value="160447" calcext:value-type="float">
            <text:p>160447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42810" calcext:value-type="float">
            <text:p>42810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5677" calcext:value-type="float">
            <text:p>915677</text:p>
          </table:table-cell>
          <table:table-cell office:value-type="float" office:value="3562815" calcext:value-type="float">
            <text:p>3562815</text:p>
          </table:table-cell>
          <table:table-cell office:value-type="float" office:value="1113780" calcext:value-type="float">
            <text:p>1113780</text:p>
          </table:table-cell>
          <table:table-cell office:value-type="float" office:value="229056" calcext:value-type="float">
            <text:p>229056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74994" calcext:value-type="float">
            <text:p>274994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1852" calcext:value-type="float">
            <text:p>841852</text:p>
          </table:table-cell>
          <table:table-cell office:value-type="float" office:value="3300810" calcext:value-type="float">
            <text:p>3300810</text:p>
          </table:table-cell>
          <table:table-cell office:value-type="float" office:value="1131335" calcext:value-type="float">
            <text:p>1131335</text:p>
          </table:table-cell>
          <table:table-cell office:value-type="float" office:value="246611" calcext:value-type="float">
            <text:p>246611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14625" calcext:value-type="float">
            <text:p>11462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9165" calcext:value-type="float">
            <text:p>809165</text:p>
          </table:table-cell>
          <table:table-cell office:value-type="float" office:value="3198770" calcext:value-type="float">
            <text:p>3198770</text:p>
          </table:table-cell>
          <table:table-cell office:value-type="float" office:value="1137296" calcext:value-type="float">
            <text:p>1137296</text:p>
          </table:table-cell>
          <table:table-cell office:value-type="float" office:value="252572" calcext:value-type="float">
            <text:p>252572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55171" calcext:value-type="float">
            <text:p>551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5803" calcext:value-type="float">
            <text:p>915803</text:p>
          </table:table-cell>
          <table:table-cell office:value-type="float" office:value="3619029" calcext:value-type="float">
            <text:p>3619029</text:p>
          </table:table-cell>
          <table:table-cell office:value-type="float" office:value="1016072" calcext:value-type="float">
            <text:p>1016072</text:p>
          </table:table-cell>
          <table:table-cell office:value-type="float" office:value="131348" calcext:value-type="float">
            <text:p>131348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795697" calcext:value-type="float">
            <text:p>795697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18659" calcext:value-type="float">
            <text:p>818659</text:p>
          </table:table-cell>
          <table:table-cell office:value-type="float" office:value="3230762" calcext:value-type="float">
            <text:p>3230762</text:p>
          </table:table-cell>
          <table:table-cell office:value-type="float" office:value="1023630" calcext:value-type="float">
            <text:p>1023630</text:p>
          </table:table-cell>
          <table:table-cell office:value-type="float" office:value="138906" calcext:value-type="float">
            <text:p>138906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66775" calcext:value-type="float">
            <text:p>26677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9498" calcext:value-type="float">
            <text:p>779498</text:p>
          </table:table-cell>
          <table:table-cell office:value-type="float" office:value="3084064" calcext:value-type="float">
            <text:p>3084064</text:p>
          </table:table-cell>
          <table:table-cell office:value-type="float" office:value="1029275" calcext:value-type="float">
            <text:p>1029275</text:p>
          </table:table-cell>
          <table:table-cell office:value-type="float" office:value="144551" calcext:value-type="float">
            <text:p>144551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29836" calcext:value-type="float">
            <text:p>129836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48000" calcext:value-type="float">
            <text:p>748000</text:p>
          </table:table-cell>
          <table:table-cell office:value-type="float" office:value="2948764" calcext:value-type="float">
            <text:p>2948764</text:p>
          </table:table-cell>
          <table:table-cell office:value-type="float" office:value="1045171" calcext:value-type="float">
            <text:p>1045171</text:p>
          </table:table-cell>
          <table:table-cell office:value-type="float" office:value="160447" calcext:value-type="float">
            <text:p>160447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42810" calcext:value-type="float">
            <text:p>42810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48004" calcext:value-type="float">
            <text:p>648004</text:p>
          </table:table-cell>
          <table:table-cell office:value-type="float" office:value="5099970" calcext:value-type="float">
            <text:p>5099970</text:p>
          </table:table-cell>
          <table:table-cell office:value-type="float" office:value="1155509" calcext:value-type="float">
            <text:p>1155509</text:p>
          </table:table-cell>
          <table:table-cell office:value-type="float" office:value="270797" calcext:value-type="float">
            <text:p>270797</text:p>
          </table:table-cell>
          <table:table-cell office:value-type="float" office:value="1132024" calcext:value-type="float">
            <text:p>1132024</text:p>
          </table:table-cell>
          <table:table-cell office:value-type="float" office:value="294776" calcext:value-type="float">
            <text:p>294776</text:p>
          </table:table-cell>
          <table:table-cell office:value-type="float" office:value="1344476" calcext:value-type="float">
            <text:p>1344476</text:p>
          </table:table-cell>
          <table:table-cell office:value-type="float" office:value="558168" calcext:value-type="float">
            <text:p>558168</text:p>
          </table:table-cell>
          <table:table-cell office:value-type="float" office:value="916" calcext:value-type="float">
            <text:p>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4901" calcext:value-type="float">
            <text:p>504901</text:p>
          </table:table-cell>
          <table:table-cell office:value-type="float" office:value="3954335" calcext:value-type="float">
            <text:p>3954335</text:p>
          </table:table-cell>
          <table:table-cell office:value-type="float" office:value="1189804" calcext:value-type="float">
            <text:p>1189804</text:p>
          </table:table-cell>
          <table:table-cell office:value-type="float" office:value="305092" calcext:value-type="float">
            <text:p>305092</text:p>
          </table:table-cell>
          <table:table-cell office:value-type="float" office:value="1132024" calcext:value-type="float">
            <text:p>1132024</text:p>
          </table:table-cell>
          <table:table-cell office:value-type="float" office:value="294776" calcext:value-type="float">
            <text:p>294776</text:p>
          </table:table-cell>
          <table:table-cell office:value-type="float" office:value="363830" calcext:value-type="float">
            <text:p>36383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16" calcext:value-type="float">
            <text:p>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9983" calcext:value-type="float">
            <text:p>459983</text:p>
          </table:table-cell>
          <table:table-cell office:value-type="float" office:value="3612012" calcext:value-type="float">
            <text:p>3612012</text:p>
          </table:table-cell>
          <table:table-cell office:value-type="float" office:value="1219334" calcext:value-type="float">
            <text:p>1219334</text:p>
          </table:table-cell>
          <table:table-cell office:value-type="float" office:value="334622" calcext:value-type="float">
            <text:p>334622</text:p>
          </table:table-cell>
          <table:table-cell office:value-type="float" office:value="1132024" calcext:value-type="float">
            <text:p>1132024</text:p>
          </table:table-cell>
          <table:table-cell office:value-type="float" office:value="294776" calcext:value-type="float">
            <text:p>294776</text:p>
          </table:table-cell>
          <table:table-cell office:value-type="float" office:value="122125" calcext:value-type="float">
            <text:p>122125</text:p>
          </table:table-cell>
          <table:table-cell office:value-type="float" office:value="558168" calcext:value-type="float">
            <text:p>558168</text:p>
          </table:table-cell>
          <table:table-cell office:value-type="float" office:value="916" calcext:value-type="float">
            <text:p>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0825" calcext:value-type="float">
            <text:p>440825</text:p>
          </table:table-cell>
          <table:table-cell office:value-type="float" office:value="3480408" calcext:value-type="float">
            <text:p>3480408</text:p>
          </table:table-cell>
          <table:table-cell office:value-type="float" office:value="1238183" calcext:value-type="float">
            <text:p>1238183</text:p>
          </table:table-cell>
          <table:table-cell office:value-type="float" office:value="353471" calcext:value-type="float">
            <text:p>353471</text:p>
          </table:table-cell>
          <table:table-cell office:value-type="float" office:value="1132024" calcext:value-type="float">
            <text:p>1132024</text:p>
          </table:table-cell>
          <table:table-cell office:value-type="float" office:value="294776" calcext:value-type="float">
            <text:p>294776</text:p>
          </table:table-cell>
          <table:table-cell office:value-type="float" office:value="38256" calcext:value-type="float">
            <text:p>38256</text:p>
          </table:table-cell>
          <table:table-cell office:value-type="float" office:value="558168" calcext:value-type="float">
            <text:p>558168</text:p>
          </table:table-cell>
          <table:table-cell office:value-type="float" office:value="916" calcext:value-type="float">
            <text:p>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44113" calcext:value-type="float">
            <text:p>644113</text:p>
          </table:table-cell>
          <table:table-cell office:value-type="float" office:value="5059748" calcext:value-type="float">
            <text:p>5059748</text:p>
          </table:table-cell>
          <table:table-cell office:value-type="float" office:value="1117455" calcext:value-type="float">
            <text:p>1117455</text:p>
          </table:table-cell>
          <table:table-cell office:value-type="float" office:value="232743" calcext:value-type="float">
            <text:p>232743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482436" calcext:value-type="float">
            <text:p>1482436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9795" calcext:value-type="float">
            <text:p>489795</text:p>
          </table:table-cell>
          <table:table-cell office:value-type="float" office:value="3825456" calcext:value-type="float">
            <text:p>3825456</text:p>
          </table:table-cell>
          <table:table-cell office:value-type="float" office:value="1135257" calcext:value-type="float">
            <text:p>1135257</text:p>
          </table:table-cell>
          <table:table-cell office:value-type="float" office:value="250545" calcext:value-type="float">
            <text:p>250545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418218" calcext:value-type="float">
            <text:p>418218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9640" calcext:value-type="float">
            <text:p>439640</text:p>
          </table:table-cell>
          <table:table-cell office:value-type="float" office:value="3439020" calcext:value-type="float">
            <text:p>3439020</text:p>
          </table:table-cell>
          <table:table-cell office:value-type="float" office:value="1150255" calcext:value-type="float">
            <text:p>1150255</text:p>
          </table:table-cell>
          <table:table-cell office:value-type="float" office:value="265543" calcext:value-type="float">
            <text:p>265543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47390" calcext:value-type="float">
            <text:p>14739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6959" calcext:value-type="float">
            <text:p>416959</text:p>
          </table:table-cell>
          <table:table-cell office:value-type="float" office:value="3280266" calcext:value-type="float">
            <text:p>3280266</text:p>
          </table:table-cell>
          <table:table-cell office:value-type="float" office:value="1158583" calcext:value-type="float">
            <text:p>1158583</text:p>
          </table:table-cell>
          <table:table-cell office:value-type="float" office:value="273871" calcext:value-type="float">
            <text:p>273871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52793" calcext:value-type="float">
            <text:p>5279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1222" calcext:value-type="float">
            <text:p>651222</text:p>
          </table:table-cell>
          <table:table-cell office:value-type="float" office:value="5148941" calcext:value-type="float">
            <text:p>5148941</text:p>
          </table:table-cell>
          <table:table-cell office:value-type="float" office:value="1164381" calcext:value-type="float">
            <text:p>1164381</text:p>
          </table:table-cell>
          <table:table-cell office:value-type="float" office:value="279669" calcext:value-type="float">
            <text:p>279669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2295862" calcext:value-type="float">
            <text:p>2295862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82585" calcext:value-type="float">
            <text:p>482585</text:p>
          </table:table-cell>
          <table:table-cell office:value-type="float" office:value="3762291" calcext:value-type="float">
            <text:p>3762291</text:p>
          </table:table-cell>
          <table:table-cell office:value-type="float" office:value="1173701" calcext:value-type="float">
            <text:p>1173701</text:p>
          </table:table-cell>
          <table:table-cell office:value-type="float" office:value="288989" calcext:value-type="float">
            <text:p>288989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499332" calcext:value-type="float">
            <text:p>499332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4657" calcext:value-type="float">
            <text:p>434657</text:p>
          </table:table-cell>
          <table:table-cell office:value-type="float" office:value="3389757" calcext:value-type="float">
            <text:p>3389757</text:p>
          </table:table-cell>
          <table:table-cell office:value-type="float" office:value="1185232" calcext:value-type="float">
            <text:p>1185232</text:p>
          </table:table-cell>
          <table:table-cell office:value-type="float" office:value="300520" calcext:value-type="float">
            <text:p>300520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65259" calcext:value-type="float">
            <text:p>165259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12629" calcext:value-type="float">
            <text:p>412629</text:p>
          </table:table-cell>
          <table:table-cell office:value-type="float" office:value="3245806" calcext:value-type="float">
            <text:p>3245806</text:p>
          </table:table-cell>
          <table:table-cell office:value-type="float" office:value="1192779" calcext:value-type="float">
            <text:p>1192779</text:p>
          </table:table-cell>
          <table:table-cell office:value-type="float" office:value="308067" calcext:value-type="float">
            <text:p>308067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62715" calcext:value-type="float">
            <text:p>62715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4113" calcext:value-type="float">
            <text:p>644113</text:p>
          </table:table-cell>
          <table:table-cell office:value-type="float" office:value="5059748" calcext:value-type="float">
            <text:p>5059748</text:p>
          </table:table-cell>
          <table:table-cell office:value-type="float" office:value="1117455" calcext:value-type="float">
            <text:p>1117455</text:p>
          </table:table-cell>
          <table:table-cell office:value-type="float" office:value="232743" calcext:value-type="float">
            <text:p>232743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482436" calcext:value-type="float">
            <text:p>1482436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9795" calcext:value-type="float">
            <text:p>489795</text:p>
          </table:table-cell>
          <table:table-cell office:value-type="float" office:value="3825456" calcext:value-type="float">
            <text:p>3825456</text:p>
          </table:table-cell>
          <table:table-cell office:value-type="float" office:value="1135257" calcext:value-type="float">
            <text:p>1135257</text:p>
          </table:table-cell>
          <table:table-cell office:value-type="float" office:value="250545" calcext:value-type="float">
            <text:p>250545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418218" calcext:value-type="float">
            <text:p>418218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9640" calcext:value-type="float">
            <text:p>439640</text:p>
          </table:table-cell>
          <table:table-cell office:value-type="float" office:value="3439020" calcext:value-type="float">
            <text:p>3439020</text:p>
          </table:table-cell>
          <table:table-cell office:value-type="float" office:value="1150255" calcext:value-type="float">
            <text:p>1150255</text:p>
          </table:table-cell>
          <table:table-cell office:value-type="float" office:value="265543" calcext:value-type="float">
            <text:p>265543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47390" calcext:value-type="float">
            <text:p>14739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6959" calcext:value-type="float">
            <text:p>416959</text:p>
          </table:table-cell>
          <table:table-cell office:value-type="float" office:value="3280266" calcext:value-type="float">
            <text:p>3280266</text:p>
          </table:table-cell>
          <table:table-cell office:value-type="float" office:value="1158583" calcext:value-type="float">
            <text:p>1158583</text:p>
          </table:table-cell>
          <table:table-cell office:value-type="float" office:value="273871" calcext:value-type="float">
            <text:p>273871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52793" calcext:value-type="float">
            <text:p>5279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1222" calcext:value-type="float">
            <text:p>651222</text:p>
          </table:table-cell>
          <table:table-cell office:value-type="float" office:value="5148941" calcext:value-type="float">
            <text:p>5148941</text:p>
          </table:table-cell>
          <table:table-cell office:value-type="float" office:value="1164381" calcext:value-type="float">
            <text:p>1164381</text:p>
          </table:table-cell>
          <table:table-cell office:value-type="float" office:value="279669" calcext:value-type="float">
            <text:p>279669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2295862" calcext:value-type="float">
            <text:p>2295862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82585" calcext:value-type="float">
            <text:p>482585</text:p>
          </table:table-cell>
          <table:table-cell office:value-type="float" office:value="3762291" calcext:value-type="float">
            <text:p>3762291</text:p>
          </table:table-cell>
          <table:table-cell office:value-type="float" office:value="1173701" calcext:value-type="float">
            <text:p>1173701</text:p>
          </table:table-cell>
          <table:table-cell office:value-type="float" office:value="288989" calcext:value-type="float">
            <text:p>288989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499332" calcext:value-type="float">
            <text:p>499332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4657" calcext:value-type="float">
            <text:p>434657</text:p>
          </table:table-cell>
          <table:table-cell office:value-type="float" office:value="3389757" calcext:value-type="float">
            <text:p>3389757</text:p>
          </table:table-cell>
          <table:table-cell office:value-type="float" office:value="1185232" calcext:value-type="float">
            <text:p>1185232</text:p>
          </table:table-cell>
          <table:table-cell office:value-type="float" office:value="300520" calcext:value-type="float">
            <text:p>300520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65259" calcext:value-type="float">
            <text:p>165259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12629" calcext:value-type="float">
            <text:p>412629</text:p>
          </table:table-cell>
          <table:table-cell office:value-type="float" office:value="3245806" calcext:value-type="float">
            <text:p>3245806</text:p>
          </table:table-cell>
          <table:table-cell office:value-type="float" office:value="1192779" calcext:value-type="float">
            <text:p>1192779</text:p>
          </table:table-cell>
          <table:table-cell office:value-type="float" office:value="308067" calcext:value-type="float">
            <text:p>308067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62715" calcext:value-type="float">
            <text:p>62715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35889" calcext:value-type="float">
            <text:p>635889</text:p>
          </table:table-cell>
          <table:table-cell office:value-type="float" office:value="4997555" calcext:value-type="float">
            <text:p>4997555</text:p>
          </table:table-cell>
          <table:table-cell office:value-type="float" office:value="1072668" calcext:value-type="float">
            <text:p>1072668</text:p>
          </table:table-cell>
          <table:table-cell office:value-type="float" office:value="187956" calcext:value-type="float">
            <text:p>187956</text:p>
          </table:table-cell>
          <table:table-cell office:value-type="float" office:value="1164856" calcext:value-type="float">
            <text:p>1164856</text:p>
          </table:table-cell>
          <table:table-cell office:value-type="float" office:value="294776" calcext:value-type="float">
            <text:p>294776</text:p>
          </table:table-cell>
          <table:table-cell office:value-type="float" office:value="1487690" calcext:value-type="float">
            <text:p>148769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4235" calcext:value-type="float">
            <text:p>484235</text:p>
          </table:table-cell>
          <table:table-cell office:value-type="float" office:value="3773006" calcext:value-type="float">
            <text:p>3773006</text:p>
          </table:table-cell>
          <table:table-cell office:value-type="float" office:value="1106668" calcext:value-type="float">
            <text:p>1106668</text:p>
          </table:table-cell>
          <table:table-cell office:value-type="float" office:value="221956" calcext:value-type="float">
            <text:p>221956</text:p>
          </table:table-cell>
          <table:table-cell office:value-type="float" office:value="1164856" calcext:value-type="float">
            <text:p>1164856</text:p>
          </table:table-cell>
          <table:table-cell office:value-type="float" office:value="294776" calcext:value-type="float">
            <text:p>294776</text:p>
          </table:table-cell>
          <table:table-cell office:value-type="float" office:value="419273" calcext:value-type="float">
            <text:p>41927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5543" calcext:value-type="float">
            <text:p>435543</text:p>
          </table:table-cell>
          <table:table-cell office:value-type="float" office:value="3384919" calcext:value-type="float">
            <text:p>3384919</text:p>
          </table:table-cell>
          <table:table-cell office:value-type="float" office:value="1137208" calcext:value-type="float">
            <text:p>1137208</text:p>
          </table:table-cell>
          <table:table-cell office:value-type="float" office:value="252496" calcext:value-type="float">
            <text:p>252496</text:p>
          </table:table-cell>
          <table:table-cell office:value-type="float" office:value="1164856" calcext:value-type="float">
            <text:p>1164856</text:p>
          </table:table-cell>
          <table:table-cell office:value-type="float" office:value="294776" calcext:value-type="float">
            <text:p>294776</text:p>
          </table:table-cell>
          <table:table-cell office:value-type="float" office:value="141447" calcext:value-type="float">
            <text:p>1414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2642" calcext:value-type="float">
            <text:p>412642</text:p>
          </table:table-cell>
          <table:table-cell office:value-type="float" office:value="3239344" calcext:value-type="float">
            <text:p>3239344</text:p>
          </table:table-cell>
          <table:table-cell office:value-type="float" office:value="1154823" calcext:value-type="float">
            <text:p>1154823</text:p>
          </table:table-cell>
          <table:table-cell office:value-type="float" office:value="270111" calcext:value-type="float">
            <text:p>270111</text:p>
          </table:table-cell>
          <table:table-cell office:value-type="float" office:value="1164856" calcext:value-type="float">
            <text:p>1164856</text:p>
          </table:table-cell>
          <table:table-cell office:value-type="float" office:value="294776" calcext:value-type="float">
            <text:p>294776</text:p>
          </table:table-cell>
          <table:table-cell office:value-type="float" office:value="50003" calcext:value-type="float">
            <text:p>5000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1559" calcext:value-type="float">
            <text:p>651559</text:p>
          </table:table-cell>
          <table:table-cell office:value-type="float" office:value="5151593" calcext:value-type="float">
            <text:p>5151593</text:p>
          </table:table-cell>
          <table:table-cell office:value-type="float" office:value="1180952" calcext:value-type="float">
            <text:p>1180952</text:p>
          </table:table-cell>
          <table:table-cell office:value-type="float" office:value="296240" calcext:value-type="float">
            <text:p>296240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2338706" calcext:value-type="float">
            <text:p>2338706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81280" calcext:value-type="float">
            <text:p>481280</text:p>
          </table:table-cell>
          <table:table-cell office:value-type="float" office:value="3750362" calcext:value-type="float">
            <text:p>3750362</text:p>
          </table:table-cell>
          <table:table-cell office:value-type="float" office:value="1190436" calcext:value-type="float">
            <text:p>1190436</text:p>
          </table:table-cell>
          <table:table-cell office:value-type="float" office:value="305724" calcext:value-type="float">
            <text:p>305724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505634" calcext:value-type="float">
            <text:p>505634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2993" calcext:value-type="float">
            <text:p>432993</text:p>
          </table:table-cell>
          <table:table-cell office:value-type="float" office:value="3375723" calcext:value-type="float">
            <text:p>3375723</text:p>
          </table:table-cell>
          <table:table-cell office:value-type="float" office:value="1201877" calcext:value-type="float">
            <text:p>1201877</text:p>
          </table:table-cell>
          <table:table-cell office:value-type="float" office:value="317165" calcext:value-type="float">
            <text:p>317165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66833" calcext:value-type="float">
            <text:p>16683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11693" calcext:value-type="float">
            <text:p>411693</text:p>
          </table:table-cell>
          <table:table-cell office:value-type="float" office:value="3231292" calcext:value-type="float">
            <text:p>3231292</text:p>
          </table:table-cell>
          <table:table-cell office:value-type="float" office:value="1209277" calcext:value-type="float">
            <text:p>1209277</text:p>
          </table:table-cell>
          <table:table-cell office:value-type="float" office:value="324565" calcext:value-type="float">
            <text:p>324565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64000" calcext:value-type="float">
            <text:p>6400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5889" calcext:value-type="float">
            <text:p>635889</text:p>
          </table:table-cell>
          <table:table-cell office:value-type="float" office:value="4997555" calcext:value-type="float">
            <text:p>4997555</text:p>
          </table:table-cell>
          <table:table-cell office:value-type="float" office:value="1072668" calcext:value-type="float">
            <text:p>1072668</text:p>
          </table:table-cell>
          <table:table-cell office:value-type="float" office:value="187956" calcext:value-type="float">
            <text:p>187956</text:p>
          </table:table-cell>
          <table:table-cell office:value-type="float" office:value="1164856" calcext:value-type="float">
            <text:p>1164856</text:p>
          </table:table-cell>
          <table:table-cell office:value-type="float" office:value="294776" calcext:value-type="float">
            <text:p>294776</text:p>
          </table:table-cell>
          <table:table-cell office:value-type="float" office:value="1487690" calcext:value-type="float">
            <text:p>148769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4235" calcext:value-type="float">
            <text:p>484235</text:p>
          </table:table-cell>
          <table:table-cell office:value-type="float" office:value="3773006" calcext:value-type="float">
            <text:p>3773006</text:p>
          </table:table-cell>
          <table:table-cell office:value-type="float" office:value="1106668" calcext:value-type="float">
            <text:p>1106668</text:p>
          </table:table-cell>
          <table:table-cell office:value-type="float" office:value="221956" calcext:value-type="float">
            <text:p>221956</text:p>
          </table:table-cell>
          <table:table-cell office:value-type="float" office:value="1164856" calcext:value-type="float">
            <text:p>1164856</text:p>
          </table:table-cell>
          <table:table-cell office:value-type="float" office:value="294776" calcext:value-type="float">
            <text:p>294776</text:p>
          </table:table-cell>
          <table:table-cell office:value-type="float" office:value="419273" calcext:value-type="float">
            <text:p>41927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5543" calcext:value-type="float">
            <text:p>435543</text:p>
          </table:table-cell>
          <table:table-cell office:value-type="float" office:value="3384919" calcext:value-type="float">
            <text:p>3384919</text:p>
          </table:table-cell>
          <table:table-cell office:value-type="float" office:value="1137208" calcext:value-type="float">
            <text:p>1137208</text:p>
          </table:table-cell>
          <table:table-cell office:value-type="float" office:value="252496" calcext:value-type="float">
            <text:p>252496</text:p>
          </table:table-cell>
          <table:table-cell office:value-type="float" office:value="1164856" calcext:value-type="float">
            <text:p>1164856</text:p>
          </table:table-cell>
          <table:table-cell office:value-type="float" office:value="294776" calcext:value-type="float">
            <text:p>294776</text:p>
          </table:table-cell>
          <table:table-cell office:value-type="float" office:value="141447" calcext:value-type="float">
            <text:p>1414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2642" calcext:value-type="float">
            <text:p>412642</text:p>
          </table:table-cell>
          <table:table-cell office:value-type="float" office:value="3239344" calcext:value-type="float">
            <text:p>3239344</text:p>
          </table:table-cell>
          <table:table-cell office:value-type="float" office:value="1154823" calcext:value-type="float">
            <text:p>1154823</text:p>
          </table:table-cell>
          <table:table-cell office:value-type="float" office:value="270111" calcext:value-type="float">
            <text:p>270111</text:p>
          </table:table-cell>
          <table:table-cell office:value-type="float" office:value="1164856" calcext:value-type="float">
            <text:p>1164856</text:p>
          </table:table-cell>
          <table:table-cell office:value-type="float" office:value="294776" calcext:value-type="float">
            <text:p>294776</text:p>
          </table:table-cell>
          <table:table-cell office:value-type="float" office:value="50003" calcext:value-type="float">
            <text:p>5000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1559" calcext:value-type="float">
            <text:p>651559</text:p>
          </table:table-cell>
          <table:table-cell office:value-type="float" office:value="5151593" calcext:value-type="float">
            <text:p>5151593</text:p>
          </table:table-cell>
          <table:table-cell office:value-type="float" office:value="1180952" calcext:value-type="float">
            <text:p>1180952</text:p>
          </table:table-cell>
          <table:table-cell office:value-type="float" office:value="296240" calcext:value-type="float">
            <text:p>296240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2338706" calcext:value-type="float">
            <text:p>2338706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81280" calcext:value-type="float">
            <text:p>481280</text:p>
          </table:table-cell>
          <table:table-cell office:value-type="float" office:value="3750362" calcext:value-type="float">
            <text:p>3750362</text:p>
          </table:table-cell>
          <table:table-cell office:value-type="float" office:value="1190436" calcext:value-type="float">
            <text:p>1190436</text:p>
          </table:table-cell>
          <table:table-cell office:value-type="float" office:value="305724" calcext:value-type="float">
            <text:p>305724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505634" calcext:value-type="float">
            <text:p>505634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2993" calcext:value-type="float">
            <text:p>432993</text:p>
          </table:table-cell>
          <table:table-cell office:value-type="float" office:value="3375723" calcext:value-type="float">
            <text:p>3375723</text:p>
          </table:table-cell>
          <table:table-cell office:value-type="float" office:value="1201877" calcext:value-type="float">
            <text:p>1201877</text:p>
          </table:table-cell>
          <table:table-cell office:value-type="float" office:value="317165" calcext:value-type="float">
            <text:p>317165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66833" calcext:value-type="float">
            <text:p>16683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11693" calcext:value-type="float">
            <text:p>411693</text:p>
          </table:table-cell>
          <table:table-cell office:value-type="float" office:value="3231292" calcext:value-type="float">
            <text:p>3231292</text:p>
          </table:table-cell>
          <table:table-cell office:value-type="float" office:value="1209277" calcext:value-type="float">
            <text:p>1209277</text:p>
          </table:table-cell>
          <table:table-cell office:value-type="float" office:value="324565" calcext:value-type="float">
            <text:p>324565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64000" calcext:value-type="float">
            <text:p>6400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2142" calcext:value-type="float">
            <text:p>642142</text:p>
          </table:table-cell>
          <table:table-cell office:value-type="float" office:value="5040356" calcext:value-type="float">
            <text:p>5040356</text:p>
          </table:table-cell>
          <table:table-cell office:value-type="float" office:value="1085981" calcext:value-type="float">
            <text:p>1085981</text:p>
          </table:table-cell>
          <table:table-cell office:value-type="float" office:value="201269" calcext:value-type="float">
            <text:p>201269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557968" calcext:value-type="float">
            <text:p>1557968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1758" calcext:value-type="float">
            <text:p>481758</text:p>
          </table:table-cell>
          <table:table-cell office:value-type="float" office:value="3766671" calcext:value-type="float">
            <text:p>3766671</text:p>
          </table:table-cell>
          <table:table-cell office:value-type="float" office:value="1108691" calcext:value-type="float">
            <text:p>1108691</text:p>
          </table:table-cell>
          <table:table-cell office:value-type="float" office:value="223979" calcext:value-type="float">
            <text:p>223979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440810" calcext:value-type="float">
            <text:p>44081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9615" calcext:value-type="float">
            <text:p>429615</text:p>
          </table:table-cell>
          <table:table-cell office:value-type="float" office:value="3357158" calcext:value-type="float">
            <text:p>3357158</text:p>
          </table:table-cell>
          <table:table-cell office:value-type="float" office:value="1126619" calcext:value-type="float">
            <text:p>1126619</text:p>
          </table:table-cell>
          <table:table-cell office:value-type="float" office:value="241907" calcext:value-type="float">
            <text:p>24190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51821" calcext:value-type="float">
            <text:p>151821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890" calcext:value-type="float">
            <text:p>406890</text:p>
          </table:table-cell>
          <table:table-cell office:value-type="float" office:value="3200354" calcext:value-type="float">
            <text:p>3200354</text:p>
          </table:table-cell>
          <table:table-cell office:value-type="float" office:value="1139661" calcext:value-type="float">
            <text:p>1139661</text:p>
          </table:table-cell>
          <table:table-cell office:value-type="float" office:value="254949" calcext:value-type="float">
            <text:p>254949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55037" calcext:value-type="float">
            <text:p>5503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6528" calcext:value-type="float">
            <text:p>646528</text:p>
          </table:table-cell>
          <table:table-cell office:value-type="float" office:value="5123504" calcext:value-type="float">
            <text:p>5123504</text:p>
          </table:table-cell>
          <table:table-cell office:value-type="float" office:value="1016072" calcext:value-type="float">
            <text:p>1016072</text:p>
          </table:table-cell>
          <table:table-cell office:value-type="float" office:value="131360" calcext:value-type="float">
            <text:p>131360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3115573" calcext:value-type="float">
            <text:p>311557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1813" calcext:value-type="float">
            <text:p>471813</text:p>
          </table:table-cell>
          <table:table-cell office:value-type="float" office:value="3713930" calcext:value-type="float">
            <text:p>3713930</text:p>
          </table:table-cell>
          <table:table-cell office:value-type="float" office:value="1018681" calcext:value-type="float">
            <text:p>1018681</text:p>
          </table:table-cell>
          <table:table-cell office:value-type="float" office:value="133969" calcext:value-type="float">
            <text:p>133969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838647" calcext:value-type="float">
            <text:p>8386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3195" calcext:value-type="float">
            <text:p>413195</text:p>
          </table:table-cell>
          <table:table-cell office:value-type="float" office:value="3231289" calcext:value-type="float">
            <text:p>3231289</text:p>
          </table:table-cell>
          <table:table-cell office:value-type="float" office:value="1026058" calcext:value-type="float">
            <text:p>1026058</text:p>
          </table:table-cell>
          <table:table-cell office:value-type="float" office:value="141346" calcext:value-type="float">
            <text:p>141346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261013" calcext:value-type="float">
            <text:p>26101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5739" calcext:value-type="float">
            <text:p>385739</text:p>
          </table:table-cell>
          <table:table-cell office:value-type="float" office:value="3016659" calcext:value-type="float">
            <text:p>3016659</text:p>
          </table:table-cell>
          <table:table-cell office:value-type="float" office:value="1041558" calcext:value-type="float">
            <text:p>1041558</text:p>
          </table:table-cell>
          <table:table-cell office:value-type="float" office:value="156846" calcext:value-type="float">
            <text:p>156846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87140" calcext:value-type="float">
            <text:p>8714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2142" calcext:value-type="float">
            <text:p>642142</text:p>
          </table:table-cell>
          <table:table-cell office:value-type="float" office:value="5040356" calcext:value-type="float">
            <text:p>5040356</text:p>
          </table:table-cell>
          <table:table-cell office:value-type="float" office:value="1085981" calcext:value-type="float">
            <text:p>1085981</text:p>
          </table:table-cell>
          <table:table-cell office:value-type="float" office:value="201269" calcext:value-type="float">
            <text:p>201269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557968" calcext:value-type="float">
            <text:p>1557968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1758" calcext:value-type="float">
            <text:p>481758</text:p>
          </table:table-cell>
          <table:table-cell office:value-type="float" office:value="3766671" calcext:value-type="float">
            <text:p>3766671</text:p>
          </table:table-cell>
          <table:table-cell office:value-type="float" office:value="1108691" calcext:value-type="float">
            <text:p>1108691</text:p>
          </table:table-cell>
          <table:table-cell office:value-type="float" office:value="223979" calcext:value-type="float">
            <text:p>223979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440810" calcext:value-type="float">
            <text:p>44081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9615" calcext:value-type="float">
            <text:p>429615</text:p>
          </table:table-cell>
          <table:table-cell office:value-type="float" office:value="3357158" calcext:value-type="float">
            <text:p>3357158</text:p>
          </table:table-cell>
          <table:table-cell office:value-type="float" office:value="1126619" calcext:value-type="float">
            <text:p>1126619</text:p>
          </table:table-cell>
          <table:table-cell office:value-type="float" office:value="241907" calcext:value-type="float">
            <text:p>24190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51821" calcext:value-type="float">
            <text:p>151821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890" calcext:value-type="float">
            <text:p>406890</text:p>
          </table:table-cell>
          <table:table-cell office:value-type="float" office:value="3200354" calcext:value-type="float">
            <text:p>3200354</text:p>
          </table:table-cell>
          <table:table-cell office:value-type="float" office:value="1139661" calcext:value-type="float">
            <text:p>1139661</text:p>
          </table:table-cell>
          <table:table-cell office:value-type="float" office:value="254949" calcext:value-type="float">
            <text:p>254949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55037" calcext:value-type="float">
            <text:p>5503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6528" calcext:value-type="float">
            <text:p>646528</text:p>
          </table:table-cell>
          <table:table-cell office:value-type="float" office:value="5123504" calcext:value-type="float">
            <text:p>5123504</text:p>
          </table:table-cell>
          <table:table-cell office:value-type="float" office:value="1016072" calcext:value-type="float">
            <text:p>1016072</text:p>
          </table:table-cell>
          <table:table-cell office:value-type="float" office:value="131360" calcext:value-type="float">
            <text:p>131360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3115573" calcext:value-type="float">
            <text:p>311557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71813" calcext:value-type="float">
            <text:p>471813</text:p>
          </table:table-cell>
          <table:table-cell office:value-type="float" office:value="3713930" calcext:value-type="float">
            <text:p>3713930</text:p>
          </table:table-cell>
          <table:table-cell office:value-type="float" office:value="1018681" calcext:value-type="float">
            <text:p>1018681</text:p>
          </table:table-cell>
          <table:table-cell office:value-type="float" office:value="133969" calcext:value-type="float">
            <text:p>133969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838647" calcext:value-type="float">
            <text:p>8386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3195" calcext:value-type="float">
            <text:p>413195</text:p>
          </table:table-cell>
          <table:table-cell office:value-type="float" office:value="3231289" calcext:value-type="float">
            <text:p>3231289</text:p>
          </table:table-cell>
          <table:table-cell office:value-type="float" office:value="1026058" calcext:value-type="float">
            <text:p>1026058</text:p>
          </table:table-cell>
          <table:table-cell office:value-type="float" office:value="141346" calcext:value-type="float">
            <text:p>141346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261013" calcext:value-type="float">
            <text:p>26101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5739" calcext:value-type="float">
            <text:p>385739</text:p>
          </table:table-cell>
          <table:table-cell office:value-type="float" office:value="3016659" calcext:value-type="float">
            <text:p>3016659</text:p>
          </table:table-cell>
          <table:table-cell office:value-type="float" office:value="1041558" calcext:value-type="float">
            <text:p>1041558</text:p>
          </table:table-cell>
          <table:table-cell office:value-type="float" office:value="156846" calcext:value-type="float">
            <text:p>156846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87140" calcext:value-type="float">
            <text:p>8714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2142" calcext:value-type="float">
            <text:p>642142</text:p>
          </table:table-cell>
          <table:table-cell office:value-type="float" office:value="5040356" calcext:value-type="float">
            <text:p>5040356</text:p>
          </table:table-cell>
          <table:table-cell office:value-type="float" office:value="1085989" calcext:value-type="float">
            <text:p>1085989</text:p>
          </table:table-cell>
          <table:table-cell office:value-type="float" office:value="201277" calcext:value-type="float">
            <text:p>20127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557968" calcext:value-type="float">
            <text:p>1557968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1758" calcext:value-type="float">
            <text:p>481758</text:p>
          </table:table-cell>
          <table:table-cell office:value-type="float" office:value="3766671" calcext:value-type="float">
            <text:p>3766671</text:p>
          </table:table-cell>
          <table:table-cell office:value-type="float" office:value="1108699" calcext:value-type="float">
            <text:p>1108699</text:p>
          </table:table-cell>
          <table:table-cell office:value-type="float" office:value="223987" calcext:value-type="float">
            <text:p>22398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440810" calcext:value-type="float">
            <text:p>44081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9615" calcext:value-type="float">
            <text:p>429615</text:p>
          </table:table-cell>
          <table:table-cell office:value-type="float" office:value="3357158" calcext:value-type="float">
            <text:p>3357158</text:p>
          </table:table-cell>
          <table:table-cell office:value-type="float" office:value="1126627" calcext:value-type="float">
            <text:p>1126627</text:p>
          </table:table-cell>
          <table:table-cell office:value-type="float" office:value="241915" calcext:value-type="float">
            <text:p>241915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51821" calcext:value-type="float">
            <text:p>151821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890" calcext:value-type="float">
            <text:p>406890</text:p>
          </table:table-cell>
          <table:table-cell office:value-type="float" office:value="3200354" calcext:value-type="float">
            <text:p>3200354</text:p>
          </table:table-cell>
          <table:table-cell office:value-type="float" office:value="1139669" calcext:value-type="float">
            <text:p>1139669</text:p>
          </table:table-cell>
          <table:table-cell office:value-type="float" office:value="254957" calcext:value-type="float">
            <text:p>25495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55037" calcext:value-type="float">
            <text:p>5503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6528" calcext:value-type="float">
            <text:p>646528</text:p>
          </table:table-cell>
          <table:table-cell office:value-type="float" office:value="5123504" calcext:value-type="float">
            <text:p>5123504</text:p>
          </table:table-cell>
          <table:table-cell office:value-type="float" office:value="1016080" calcext:value-type="float">
            <text:p>1016080</text:p>
          </table:table-cell>
          <table:table-cell office:value-type="float" office:value="131368" calcext:value-type="float">
            <text:p>131368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3115573" calcext:value-type="float">
            <text:p>311557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1813" calcext:value-type="float">
            <text:p>471813</text:p>
          </table:table-cell>
          <table:table-cell office:value-type="float" office:value="3713930" calcext:value-type="float">
            <text:p>3713930</text:p>
          </table:table-cell>
          <table:table-cell office:value-type="float" office:value="1018689" calcext:value-type="float">
            <text:p>1018689</text:p>
          </table:table-cell>
          <table:table-cell office:value-type="float" office:value="133977" calcext:value-type="float">
            <text:p>133977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838647" calcext:value-type="float">
            <text:p>8386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3195" calcext:value-type="float">
            <text:p>413195</text:p>
          </table:table-cell>
          <table:table-cell office:value-type="float" office:value="3231289" calcext:value-type="float">
            <text:p>3231289</text:p>
          </table:table-cell>
          <table:table-cell office:value-type="float" office:value="1026066" calcext:value-type="float">
            <text:p>1026066</text:p>
          </table:table-cell>
          <table:table-cell office:value-type="float" office:value="141354" calcext:value-type="float">
            <text:p>141354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261013" calcext:value-type="float">
            <text:p>26101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5739" calcext:value-type="float">
            <text:p>385739</text:p>
          </table:table-cell>
          <table:table-cell office:value-type="float" office:value="3016659" calcext:value-type="float">
            <text:p>3016659</text:p>
          </table:table-cell>
          <table:table-cell office:value-type="float" office:value="1041566" calcext:value-type="float">
            <text:p>1041566</text:p>
          </table:table-cell>
          <table:table-cell office:value-type="float" office:value="156854" calcext:value-type="float">
            <text:p>156854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87140" calcext:value-type="float">
            <text:p>8714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2142" calcext:value-type="float">
            <text:p>642142</text:p>
          </table:table-cell>
          <table:table-cell office:value-type="float" office:value="5040356" calcext:value-type="float">
            <text:p>5040356</text:p>
          </table:table-cell>
          <table:table-cell office:value-type="float" office:value="1085989" calcext:value-type="float">
            <text:p>1085989</text:p>
          </table:table-cell>
          <table:table-cell office:value-type="float" office:value="201277" calcext:value-type="float">
            <text:p>20127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557968" calcext:value-type="float">
            <text:p>1557968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1758" calcext:value-type="float">
            <text:p>481758</text:p>
          </table:table-cell>
          <table:table-cell office:value-type="float" office:value="3766671" calcext:value-type="float">
            <text:p>3766671</text:p>
          </table:table-cell>
          <table:table-cell office:value-type="float" office:value="1108699" calcext:value-type="float">
            <text:p>1108699</text:p>
          </table:table-cell>
          <table:table-cell office:value-type="float" office:value="223987" calcext:value-type="float">
            <text:p>22398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440810" calcext:value-type="float">
            <text:p>44081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9615" calcext:value-type="float">
            <text:p>429615</text:p>
          </table:table-cell>
          <table:table-cell office:value-type="float" office:value="3357158" calcext:value-type="float">
            <text:p>3357158</text:p>
          </table:table-cell>
          <table:table-cell office:value-type="float" office:value="1126627" calcext:value-type="float">
            <text:p>1126627</text:p>
          </table:table-cell>
          <table:table-cell office:value-type="float" office:value="241915" calcext:value-type="float">
            <text:p>241915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51821" calcext:value-type="float">
            <text:p>151821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890" calcext:value-type="float">
            <text:p>406890</text:p>
          </table:table-cell>
          <table:table-cell office:value-type="float" office:value="3200354" calcext:value-type="float">
            <text:p>3200354</text:p>
          </table:table-cell>
          <table:table-cell office:value-type="float" office:value="1139669" calcext:value-type="float">
            <text:p>1139669</text:p>
          </table:table-cell>
          <table:table-cell office:value-type="float" office:value="254957" calcext:value-type="float">
            <text:p>25495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55037" calcext:value-type="float">
            <text:p>5503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6528" calcext:value-type="float">
            <text:p>646528</text:p>
          </table:table-cell>
          <table:table-cell office:value-type="float" office:value="5123504" calcext:value-type="float">
            <text:p>5123504</text:p>
          </table:table-cell>
          <table:table-cell office:value-type="float" office:value="1016080" calcext:value-type="float">
            <text:p>1016080</text:p>
          </table:table-cell>
          <table:table-cell office:value-type="float" office:value="131368" calcext:value-type="float">
            <text:p>131368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3115573" calcext:value-type="float">
            <text:p>311557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71813" calcext:value-type="float">
            <text:p>471813</text:p>
          </table:table-cell>
          <table:table-cell office:value-type="float" office:value="3713930" calcext:value-type="float">
            <text:p>3713930</text:p>
          </table:table-cell>
          <table:table-cell office:value-type="float" office:value="1018689" calcext:value-type="float">
            <text:p>1018689</text:p>
          </table:table-cell>
          <table:table-cell office:value-type="float" office:value="133977" calcext:value-type="float">
            <text:p>133977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838647" calcext:value-type="float">
            <text:p>8386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3195" calcext:value-type="float">
            <text:p>413195</text:p>
          </table:table-cell>
          <table:table-cell office:value-type="float" office:value="3231289" calcext:value-type="float">
            <text:p>3231289</text:p>
          </table:table-cell>
          <table:table-cell office:value-type="float" office:value="1026066" calcext:value-type="float">
            <text:p>1026066</text:p>
          </table:table-cell>
          <table:table-cell office:value-type="float" office:value="141354" calcext:value-type="float">
            <text:p>141354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261013" calcext:value-type="float">
            <text:p>26101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5739" calcext:value-type="float">
            <text:p>385739</text:p>
          </table:table-cell>
          <table:table-cell office:value-type="float" office:value="3016659" calcext:value-type="float">
            <text:p>3016659</text:p>
          </table:table-cell>
          <table:table-cell office:value-type="float" office:value="1041566" calcext:value-type="float">
            <text:p>1041566</text:p>
          </table:table-cell>
          <table:table-cell office:value-type="float" office:value="156854" calcext:value-type="float">
            <text:p>156854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87140" calcext:value-type="float">
            <text:p>8714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2142" calcext:value-type="float">
            <text:p>642142</text:p>
          </table:table-cell>
          <table:table-cell office:value-type="float" office:value="5040356" calcext:value-type="float">
            <text:p>5040356</text:p>
          </table:table-cell>
          <table:table-cell office:value-type="float" office:value="1085989" calcext:value-type="float">
            <text:p>1085989</text:p>
          </table:table-cell>
          <table:table-cell office:value-type="float" office:value="201277" calcext:value-type="float">
            <text:p>20127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557968" calcext:value-type="float">
            <text:p>1557968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1758" calcext:value-type="float">
            <text:p>481758</text:p>
          </table:table-cell>
          <table:table-cell office:value-type="float" office:value="3766671" calcext:value-type="float">
            <text:p>3766671</text:p>
          </table:table-cell>
          <table:table-cell office:value-type="float" office:value="1108699" calcext:value-type="float">
            <text:p>1108699</text:p>
          </table:table-cell>
          <table:table-cell office:value-type="float" office:value="223987" calcext:value-type="float">
            <text:p>22398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440810" calcext:value-type="float">
            <text:p>44081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9615" calcext:value-type="float">
            <text:p>429615</text:p>
          </table:table-cell>
          <table:table-cell office:value-type="float" office:value="3357158" calcext:value-type="float">
            <text:p>3357158</text:p>
          </table:table-cell>
          <table:table-cell office:value-type="float" office:value="1126627" calcext:value-type="float">
            <text:p>1126627</text:p>
          </table:table-cell>
          <table:table-cell office:value-type="float" office:value="241915" calcext:value-type="float">
            <text:p>241915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51821" calcext:value-type="float">
            <text:p>151821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890" calcext:value-type="float">
            <text:p>406890</text:p>
          </table:table-cell>
          <table:table-cell office:value-type="float" office:value="3200354" calcext:value-type="float">
            <text:p>3200354</text:p>
          </table:table-cell>
          <table:table-cell office:value-type="float" office:value="1139669" calcext:value-type="float">
            <text:p>1139669</text:p>
          </table:table-cell>
          <table:table-cell office:value-type="float" office:value="254957" calcext:value-type="float">
            <text:p>25495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55037" calcext:value-type="float">
            <text:p>5503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6528" calcext:value-type="float">
            <text:p>646528</text:p>
          </table:table-cell>
          <table:table-cell office:value-type="float" office:value="5123504" calcext:value-type="float">
            <text:p>5123504</text:p>
          </table:table-cell>
          <table:table-cell office:value-type="float" office:value="1016080" calcext:value-type="float">
            <text:p>1016080</text:p>
          </table:table-cell>
          <table:table-cell office:value-type="float" office:value="131368" calcext:value-type="float">
            <text:p>131368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3115573" calcext:value-type="float">
            <text:p>311557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1813" calcext:value-type="float">
            <text:p>471813</text:p>
          </table:table-cell>
          <table:table-cell office:value-type="float" office:value="3713930" calcext:value-type="float">
            <text:p>3713930</text:p>
          </table:table-cell>
          <table:table-cell office:value-type="float" office:value="1018689" calcext:value-type="float">
            <text:p>1018689</text:p>
          </table:table-cell>
          <table:table-cell office:value-type="float" office:value="133977" calcext:value-type="float">
            <text:p>133977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838647" calcext:value-type="float">
            <text:p>8386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3195" calcext:value-type="float">
            <text:p>413195</text:p>
          </table:table-cell>
          <table:table-cell office:value-type="float" office:value="3231289" calcext:value-type="float">
            <text:p>3231289</text:p>
          </table:table-cell>
          <table:table-cell office:value-type="float" office:value="1026066" calcext:value-type="float">
            <text:p>1026066</text:p>
          </table:table-cell>
          <table:table-cell office:value-type="float" office:value="141354" calcext:value-type="float">
            <text:p>141354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261013" calcext:value-type="float">
            <text:p>26101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5739" calcext:value-type="float">
            <text:p>385739</text:p>
          </table:table-cell>
          <table:table-cell office:value-type="float" office:value="3016659" calcext:value-type="float">
            <text:p>3016659</text:p>
          </table:table-cell>
          <table:table-cell office:value-type="float" office:value="1041566" calcext:value-type="float">
            <text:p>1041566</text:p>
          </table:table-cell>
          <table:table-cell office:value-type="float" office:value="156854" calcext:value-type="float">
            <text:p>156854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87140" calcext:value-type="float">
            <text:p>8714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2142" calcext:value-type="float">
            <text:p>642142</text:p>
          </table:table-cell>
          <table:table-cell office:value-type="float" office:value="5040356" calcext:value-type="float">
            <text:p>5040356</text:p>
          </table:table-cell>
          <table:table-cell office:value-type="float" office:value="1085989" calcext:value-type="float">
            <text:p>1085989</text:p>
          </table:table-cell>
          <table:table-cell office:value-type="float" office:value="201277" calcext:value-type="float">
            <text:p>20127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557968" calcext:value-type="float">
            <text:p>1557968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1758" calcext:value-type="float">
            <text:p>481758</text:p>
          </table:table-cell>
          <table:table-cell office:value-type="float" office:value="3766671" calcext:value-type="float">
            <text:p>3766671</text:p>
          </table:table-cell>
          <table:table-cell office:value-type="float" office:value="1108699" calcext:value-type="float">
            <text:p>1108699</text:p>
          </table:table-cell>
          <table:table-cell office:value-type="float" office:value="223987" calcext:value-type="float">
            <text:p>22398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440810" calcext:value-type="float">
            <text:p>44081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9615" calcext:value-type="float">
            <text:p>429615</text:p>
          </table:table-cell>
          <table:table-cell office:value-type="float" office:value="3357158" calcext:value-type="float">
            <text:p>3357158</text:p>
          </table:table-cell>
          <table:table-cell office:value-type="float" office:value="1126627" calcext:value-type="float">
            <text:p>1126627</text:p>
          </table:table-cell>
          <table:table-cell office:value-type="float" office:value="241915" calcext:value-type="float">
            <text:p>241915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51821" calcext:value-type="float">
            <text:p>151821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890" calcext:value-type="float">
            <text:p>406890</text:p>
          </table:table-cell>
          <table:table-cell office:value-type="float" office:value="3200354" calcext:value-type="float">
            <text:p>3200354</text:p>
          </table:table-cell>
          <table:table-cell office:value-type="float" office:value="1139669" calcext:value-type="float">
            <text:p>1139669</text:p>
          </table:table-cell>
          <table:table-cell office:value-type="float" office:value="254957" calcext:value-type="float">
            <text:p>25495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55037" calcext:value-type="float">
            <text:p>5503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6528" calcext:value-type="float">
            <text:p>646528</text:p>
          </table:table-cell>
          <table:table-cell office:value-type="float" office:value="5123504" calcext:value-type="float">
            <text:p>5123504</text:p>
          </table:table-cell>
          <table:table-cell office:value-type="float" office:value="1016080" calcext:value-type="float">
            <text:p>1016080</text:p>
          </table:table-cell>
          <table:table-cell office:value-type="float" office:value="131368" calcext:value-type="float">
            <text:p>131368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3115573" calcext:value-type="float">
            <text:p>311557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71813" calcext:value-type="float">
            <text:p>471813</text:p>
          </table:table-cell>
          <table:table-cell office:value-type="float" office:value="3713930" calcext:value-type="float">
            <text:p>3713930</text:p>
          </table:table-cell>
          <table:table-cell office:value-type="float" office:value="1018689" calcext:value-type="float">
            <text:p>1018689</text:p>
          </table:table-cell>
          <table:table-cell office:value-type="float" office:value="133977" calcext:value-type="float">
            <text:p>133977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838647" calcext:value-type="float">
            <text:p>8386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3195" calcext:value-type="float">
            <text:p>413195</text:p>
          </table:table-cell>
          <table:table-cell office:value-type="float" office:value="3231289" calcext:value-type="float">
            <text:p>3231289</text:p>
          </table:table-cell>
          <table:table-cell office:value-type="float" office:value="1026066" calcext:value-type="float">
            <text:p>1026066</text:p>
          </table:table-cell>
          <table:table-cell office:value-type="float" office:value="141354" calcext:value-type="float">
            <text:p>141354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261013" calcext:value-type="float">
            <text:p>26101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5739" calcext:value-type="float">
            <text:p>385739</text:p>
          </table:table-cell>
          <table:table-cell office:value-type="float" office:value="3016659" calcext:value-type="float">
            <text:p>3016659</text:p>
          </table:table-cell>
          <table:table-cell office:value-type="float" office:value="1041566" calcext:value-type="float">
            <text:p>1041566</text:p>
          </table:table-cell>
          <table:table-cell office:value-type="float" office:value="156854" calcext:value-type="float">
            <text:p>156854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87140" calcext:value-type="float">
            <text:p>8714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00k)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[.G2]/100000" office:value-type="float" office:value="34.1308" calcext:value-type="float">
            <text:p>34.130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]/100000" office:value-type="float" office:value="31.6719" calcext:value-type="float">
            <text:p>31.671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]/100000" office:value-type="float" office:value="33.14712" calcext:value-type="float">
            <text:p>33.1471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]/100000" office:value-type="float" office:value="32.48918" calcext:value-type="float">
            <text:p>32.4891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100000" office:value-type="float" office:value="31.6719" calcext:value-type="float">
            <text:p>31.671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]/100000" office:value-type="float" office:value="33.14712" calcext:value-type="float">
            <text:p>33.1471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]/100000" office:value-type="float" office:value="32.48918" calcext:value-type="float">
            <text:p>32.4891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9]/100000" office:value-type="float" office:value="31.67061" calcext:value-type="float">
            <text:p>31.6706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]/100000" office:value-type="float" office:value="32.97943" calcext:value-type="float">
            <text:p>32.9794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1]/100000" office:value-type="float" office:value="32.32149" calcext:value-type="float">
            <text:p>32.3214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100000" office:value-type="float" office:value="31.67061" calcext:value-type="float">
            <text:p>31.6706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]/100000" office:value-type="float" office:value="32.97943" calcext:value-type="float">
            <text:p>32.9794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4]/100000" office:value-type="float" office:value="32.32149" calcext:value-type="float">
            <text:p>32.3214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5]/100000" office:value-type="float" office:value="29.53938" calcext:value-type="float">
            <text:p>29.5393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]/100000" office:value-type="float" office:value="31.17653" calcext:value-type="float">
            <text:p>31.1765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7]/100000" office:value-type="float" office:value="30.19153" calcext:value-type="float">
            <text:p>30.1915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100000" office:value-type="float" office:value="29.53938" calcext:value-type="float">
            <text:p>29.5393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]/100000" office:value-type="float" office:value="31.17653" calcext:value-type="float">
            <text:p>31.1765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]/100000" office:value-type="float" office:value="30.19153" calcext:value-type="float">
            <text:p>30.1915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]/100000" office:value-type="float" office:value="29.53938" calcext:value-type="float">
            <text:p>29.5393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]/100000" office:value-type="float" office:value="31.17653" calcext:value-type="float">
            <text:p>31.1765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]/100000" office:value-type="float" office:value="30.19153" calcext:value-type="float">
            <text:p>30.1915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100000" office:value-type="float" office:value="29.53938" calcext:value-type="float">
            <text:p>29.5393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5]/100000" office:value-type="float" office:value="31.17653" calcext:value-type="float">
            <text:p>31.1765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6]/100000" office:value-type="float" office:value="30.19153" calcext:value-type="float">
            <text:p>30.1915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7]/100000" office:value-type="float" office:value="29.53938" calcext:value-type="float">
            <text:p>29.5393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8]/100000" office:value-type="float" office:value="31.17653" calcext:value-type="float">
            <text:p>31.1765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9]/100000" office:value-type="float" office:value="30.19153" calcext:value-type="float">
            <text:p>30.1915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0]/100000" office:value-type="float" office:value="29.53938" calcext:value-type="float">
            <text:p>29.5393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1]/100000" office:value-type="float" office:value="31.17653" calcext:value-type="float">
            <text:p>31.1765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32]/100000" office:value-type="float" office:value="30.19153" calcext:value-type="float">
            <text:p>30.19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00k)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33]/100000" office:value-type="float" office:value="17.65698" calcext:value-type="float">
            <text:p>17.6569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4]/100000" office:value-type="float" office:value="17.42626" calcext:value-type="float">
            <text:p>17.4262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5]/100000" office:value-type="float" office:value="16.61556" calcext:value-type="float">
            <text:p>16.6155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6]/100000" office:value-type="float" office:value="16.11786" calcext:value-type="float">
            <text:p>16.1178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7]/100000" office:value-type="float" office:value="17.35096" calcext:value-type="float">
            <text:p>17.3509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38]/100000" office:value-type="float" office:value="16.41261" calcext:value-type="float">
            <text:p>16.4126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39]/100000" office:value-type="float" office:value="16.05727" calcext:value-type="float">
            <text:p>16.0572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0]/100000" office:value-type="float" office:value="16.61556" calcext:value-type="float">
            <text:p>16.6155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1]/100000" office:value-type="float" office:value="16.11786" calcext:value-type="float">
            <text:p>16.1178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2]/100000" office:value-type="float" office:value="17.35096" calcext:value-type="float">
            <text:p>17.3509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43]/100000" office:value-type="float" office:value="16.41261" calcext:value-type="float">
            <text:p>16.4126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4]/100000" office:value-type="float" office:value="16.05727" calcext:value-type="float">
            <text:p>16.05727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45]/100000" office:value-type="float" office:value="16.32048" calcext:value-type="float">
            <text:p>16.3204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6]/100000" office:value-type="float" office:value="16.05008" calcext:value-type="float">
            <text:p>16.0500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7]/100000" office:value-type="float" office:value="17.07405" calcext:value-type="float">
            <text:p>17.07405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48]/100000" office:value-type="float" office:value="16.24911" calcext:value-type="float">
            <text:p>16.2491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9]/100000" office:value-type="float" office:value="15.9526" calcext:value-type="float">
            <text:p>15.9526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0]/100000" office:value-type="float" office:value="16.32048" calcext:value-type="float">
            <text:p>16.32048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1]/100000" office:value-type="float" office:value="16.05008" calcext:value-type="float">
            <text:p>16.05008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2]/100000" office:value-type="float" office:value="17.07405" calcext:value-type="float">
            <text:p>17.07405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table:formula="of:=[.G53]/100000" office:value-type="float" office:value="16.24911" calcext:value-type="float">
            <text:p>16.24911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4]/100000" office:value-type="float" office:value="15.9526" calcext:value-type="float">
            <text:p>15.952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55]/100000" office:value-type="float" office:value="16.37122" calcext:value-type="float">
            <text:p>16.3712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6]/100000" office:value-type="float" office:value="15.79267" calcext:value-type="float">
            <text:p>15.7926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7]/100000" office:value-type="float" office:value="16.11437" calcext:value-type="float">
            <text:p>16.1143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8]/100000" office:value-type="float" office:value="15.47712" calcext:value-type="float">
            <text:p>15.4771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9]/100000" office:value-type="float" office:value="15.09665" calcext:value-type="float">
            <text:p>15.0966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0]/100000" office:value-type="float" office:value="16.37122" calcext:value-type="float">
            <text:p>16.3712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1]/100000" office:value-type="float" office:value="15.79267" calcext:value-type="float">
            <text:p>15.7926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2]/100000" office:value-type="float" office:value="16.11437" calcext:value-type="float">
            <text:p>16.1143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63]/100000" office:value-type="float" office:value="15.47712" calcext:value-type="float">
            <text:p>15.4771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4]/100000" office:value-type="float" office:value="15.09665" calcext:value-type="float">
            <text:p>15.0966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65]/100000" office:value-type="float" office:value="16.37122" calcext:value-type="float">
            <text:p>16.3712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6]/100000" office:value-type="float" office:value="15.79267" calcext:value-type="float">
            <text:p>15.7926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7]/100000" office:value-type="float" office:value="16.11437" calcext:value-type="float">
            <text:p>16.1143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68]/100000" office:value-type="float" office:value="15.47712" calcext:value-type="float">
            <text:p>15.4771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9]/100000" office:value-type="float" office:value="15.09665" calcext:value-type="float">
            <text:p>15.0966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0]/100000" office:value-type="float" office:value="16.37122" calcext:value-type="float">
            <text:p>16.3712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1]/100000" office:value-type="float" office:value="15.79267" calcext:value-type="float">
            <text:p>15.7926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2]/100000" office:value-type="float" office:value="16.11437" calcext:value-type="float">
            <text:p>16.1143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73]/100000" office:value-type="float" office:value="15.47712" calcext:value-type="float">
            <text:p>15.4771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4]/100000" office:value-type="float" office:value="15.09665" calcext:value-type="float">
            <text:p>15.0966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75]/100000" office:value-type="float" office:value="16.37122" calcext:value-type="float">
            <text:p>16.3712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6]/100000" office:value-type="float" office:value="15.79267" calcext:value-type="float">
            <text:p>15.7926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7]/100000" office:value-type="float" office:value="16.11437" calcext:value-type="float">
            <text:p>16.1143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78]/100000" office:value-type="float" office:value="15.47712" calcext:value-type="float">
            <text:p>15.4771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9]/100000" office:value-type="float" office:value="15.09665" calcext:value-type="float">
            <text:p>15.0966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0]/100000" office:value-type="float" office:value="16.37122" calcext:value-type="float">
            <text:p>16.3712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1]/100000" office:value-type="float" office:value="15.79267" calcext:value-type="float">
            <text:p>15.7926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82]/100000" office:value-type="float" office:value="16.11437" calcext:value-type="float">
            <text:p>16.1143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3]/100000" office:value-type="float" office:value="15.47712" calcext:value-type="float">
            <text:p>15.4771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84]/100000" office:value-type="float" office:value="15.09665" calcext:value-type="float">
            <text:p>15.096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00k)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85]/100000" office:value-type="float" office:value="9.74357" calcext:value-type="float">
            <text:p>9.7435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6]/100000" office:value-type="float" office:value="9.09738" calcext:value-type="float">
            <text:p>9.0973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87]/100000" office:value-type="float" office:value="8.79095" calcext:value-type="float">
            <text:p>8.7909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88]/100000" office:value-type="float" office:value="9.39758" calcext:value-type="float">
            <text:p>9.3975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9]/100000" office:value-type="float" office:value="8.63395" calcext:value-type="float">
            <text:p>8.6339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0]/100000" office:value-type="float" office:value="8.31982" calcext:value-type="float">
            <text:p>8.3198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1]/100000" office:value-type="float" office:value="9.41862" calcext:value-type="float">
            <text:p>9.4186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92]/100000" office:value-type="float" office:value="8.68858" calcext:value-type="float">
            <text:p>8.6885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93]/100000" office:value-type="float" office:value="8.24471" calcext:value-type="float">
            <text:p>8.2447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94]/100000" office:value-type="float" office:value="8.00659" calcext:value-type="float">
            <text:p>8.0065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5]/100000" office:value-type="float" office:value="9.39758" calcext:value-type="float">
            <text:p>9.3975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96]/100000" office:value-type="float" office:value="8.63395" calcext:value-type="float">
            <text:p>8.6339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7]/100000" office:value-type="float" office:value="8.31982" calcext:value-type="float">
            <text:p>8.3198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8]/100000" office:value-type="float" office:value="9.41862" calcext:value-type="float">
            <text:p>9.4186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99]/100000" office:value-type="float" office:value="8.68858" calcext:value-type="float">
            <text:p>8.6885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0]/100000" office:value-type="float" office:value="8.24471" calcext:value-type="float">
            <text:p>8.2447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1]/100000" office:value-type="float" office:value="8.00659" calcext:value-type="float">
            <text:p>8.0065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02]/100000" office:value-type="float" office:value="9.17309" calcext:value-type="float">
            <text:p>9.1730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03]/100000" office:value-type="float" office:value="8.54742" calcext:value-type="float">
            <text:p>8.5474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04]/100000" office:value-type="float" office:value="8.21686" calcext:value-type="float">
            <text:p>8.2168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5]/100000" office:value-type="float" office:value="9.38076" calcext:value-type="float">
            <text:p>9.3807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06]/100000" office:value-type="float" office:value="8.62727" calcext:value-type="float">
            <text:p>8.6272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7]/100000" office:value-type="float" office:value="8.22433" calcext:value-type="float">
            <text:p>8.2243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8]/100000" office:value-type="float" office:value="7.97832" calcext:value-type="float">
            <text:p>7.9783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9]/100000" office:value-type="float" office:value="9.17309" calcext:value-type="float">
            <text:p>9.1730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0]/100000" office:value-type="float" office:value="8.54742" calcext:value-type="float">
            <text:p>8.5474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1]/100000" office:value-type="float" office:value="8.21686" calcext:value-type="float">
            <text:p>8.2168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2]/100000" office:value-type="float" office:value="9.38076" calcext:value-type="float">
            <text:p>9.3807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13]/100000" office:value-type="float" office:value="8.62727" calcext:value-type="float">
            <text:p>8.6272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14]/100000" office:value-type="float" office:value="8.22433" calcext:value-type="float">
            <text:p>8.2243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15]/100000" office:value-type="float" office:value="7.97832" calcext:value-type="float">
            <text:p>7.9783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16]/100000" office:value-type="float" office:value="9.15677" calcext:value-type="float">
            <text:p>9.1567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7]/100000" office:value-type="float" office:value="8.41852" calcext:value-type="float">
            <text:p>8.4185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8]/100000" office:value-type="float" office:value="8.09165" calcext:value-type="float">
            <text:p>8.0916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9]/100000" office:value-type="float" office:value="9.15803" calcext:value-type="float">
            <text:p>9.1580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20]/100000" office:value-type="float" office:value="8.18659" calcext:value-type="float">
            <text:p>8.1865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1]/100000" office:value-type="float" office:value="7.79498" calcext:value-type="float">
            <text:p>7.7949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2]/100000" office:value-type="float" office:value="7.48" calcext:value-type="float">
            <text:p>7.4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3]/100000" office:value-type="float" office:value="9.15677" calcext:value-type="float">
            <text:p>9.1567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24]/100000" office:value-type="float" office:value="8.41852" calcext:value-type="float">
            <text:p>8.4185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25]/100000" office:value-type="float" office:value="8.09165" calcext:value-type="float">
            <text:p>8.0916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26]/100000" office:value-type="float" office:value="9.15803" calcext:value-type="float">
            <text:p>9.1580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127]/100000" office:value-type="float" office:value="8.18659" calcext:value-type="float">
            <text:p>8.1865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8]/100000" office:value-type="float" office:value="7.79498" calcext:value-type="float">
            <text:p>7.7949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9]/100000" office:value-type="float" office:value="7.48" calcext:value-type="float">
            <text:p>7.4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30]/100000" office:value-type="float" office:value="9.15677" calcext:value-type="float">
            <text:p>9.1567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1]/100000" office:value-type="float" office:value="8.41852" calcext:value-type="float">
            <text:p>8.4185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2]/100000" office:value-type="float" office:value="8.09165" calcext:value-type="float">
            <text:p>8.0916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3]/100000" office:value-type="float" office:value="9.15803" calcext:value-type="float">
            <text:p>9.1580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34]/100000" office:value-type="float" office:value="8.18659" calcext:value-type="float">
            <text:p>8.1865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35]/100000" office:value-type="float" office:value="7.79498" calcext:value-type="float">
            <text:p>7.7949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36]/100000" office:value-type="float" office:value="7.48" calcext:value-type="float">
            <text:p>7.4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7]/100000" office:value-type="float" office:value="9.15677" calcext:value-type="float">
            <text:p>9.1567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8]/100000" office:value-type="float" office:value="8.41852" calcext:value-type="float">
            <text:p>8.4185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9]/100000" office:value-type="float" office:value="8.09165" calcext:value-type="float">
            <text:p>8.0916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0]/100000" office:value-type="float" office:value="9.15803" calcext:value-type="float">
            <text:p>9.1580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41]/100000" office:value-type="float" office:value="8.18659" calcext:value-type="float">
            <text:p>8.1865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2]/100000" office:value-type="float" office:value="7.79498" calcext:value-type="float">
            <text:p>7.7949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43]/100000" office:value-type="float" office:value="7.48" calcext:value-type="float">
            <text:p>7.4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44]/100000" office:value-type="float" office:value="9.15677" calcext:value-type="float">
            <text:p>9.15677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45]/100000" office:value-type="float" office:value="8.41852" calcext:value-type="float">
            <text:p>8.41852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46]/100000" office:value-type="float" office:value="8.09165" calcext:value-type="float">
            <text:p>8.09165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7]/100000" office:value-type="float" office:value="9.15803" calcext:value-type="float">
            <text:p>9.1580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48]/100000" office:value-type="float" office:value="8.18659" calcext:value-type="float">
            <text:p>8.18659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9]/100000" office:value-type="float" office:value="7.79498" calcext:value-type="float">
            <text:p>7.7949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0]/100000" office:value-type="float" office:value="7.48" calcext:value-type="float">
            <text:p>7.4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1]/100000" office:value-type="float" office:value="9.15677" calcext:value-type="float">
            <text:p>9.15677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2]/100000" office:value-type="float" office:value="8.41852" calcext:value-type="float">
            <text:p>8.41852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53]/100000" office:value-type="float" office:value="8.09165" calcext:value-type="float">
            <text:p>8.09165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54]/100000" office:value-type="float" office:value="9.15803" calcext:value-type="float">
            <text:p>9.1580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55]/100000" office:value-type="float" office:value="8.18659" calcext:value-type="float">
            <text:p>8.18659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56]/100000" office:value-type="float" office:value="7.79498" calcext:value-type="float">
            <text:p>7.7949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7]/100000" office:value-type="float" office:value="7.48" calcext:value-type="float">
            <text:p>7.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00k)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158]/100000" office:value-type="float" office:value="6.48004" calcext:value-type="float">
            <text:p>6.4800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9]/100000" office:value-type="float" office:value="5.04901" calcext:value-type="float">
            <text:p>5.0490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0]/100000" office:value-type="float" office:value="4.59983" calcext:value-type="float">
            <text:p>4.5998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1]/100000" office:value-type="float" office:value="4.40825" calcext:value-type="float">
            <text:p>4.4082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162]/100000" office:value-type="float" office:value="6.44113" calcext:value-type="float">
            <text:p>6.4411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63]/100000" office:value-type="float" office:value="4.89795" calcext:value-type="float">
            <text:p>4.8979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4]/100000" office:value-type="float" office:value="4.3964" calcext:value-type="float">
            <text:p>4.396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5]/100000" office:value-type="float" office:value="4.16959" calcext:value-type="float">
            <text:p>4.1695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6]/100000" office:value-type="float" office:value="6.51222" calcext:value-type="float">
            <text:p>6.5122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67]/100000" office:value-type="float" office:value="4.82585" calcext:value-type="float">
            <text:p>4.8258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68]/100000" office:value-type="float" office:value="4.34657" calcext:value-type="float">
            <text:p>4.3465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69]/100000" office:value-type="float" office:value="4.12629" calcext:value-type="float">
            <text:p>4.1262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0]/100000" office:value-type="float" office:value="6.44113" calcext:value-type="float">
            <text:p>6.4411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1]/100000" office:value-type="float" office:value="4.89795" calcext:value-type="float">
            <text:p>4.8979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72]/100000" office:value-type="float" office:value="4.3964" calcext:value-type="float">
            <text:p>4.396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73]/100000" office:value-type="float" office:value="4.16959" calcext:value-type="float">
            <text:p>4.1695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74]/100000" office:value-type="float" office:value="6.51222" calcext:value-type="float">
            <text:p>6.5122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75]/100000" office:value-type="float" office:value="4.82585" calcext:value-type="float">
            <text:p>4.8258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76]/100000" office:value-type="float" office:value="4.34657" calcext:value-type="float">
            <text:p>4.3465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77]/100000" office:value-type="float" office:value="4.12629" calcext:value-type="float">
            <text:p>4.1262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78]/100000" office:value-type="float" office:value="6.35889" calcext:value-type="float">
            <text:p>6.3588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9]/100000" office:value-type="float" office:value="4.84235" calcext:value-type="float">
            <text:p>4.8423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0]/100000" office:value-type="float" office:value="4.35543" calcext:value-type="float">
            <text:p>4.3554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1]/100000" office:value-type="float" office:value="4.12642" calcext:value-type="float">
            <text:p>4.1264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82]/100000" office:value-type="float" office:value="6.51559" calcext:value-type="float">
            <text:p>6.5155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83]/100000" office:value-type="float" office:value="4.8128" calcext:value-type="float">
            <text:p>4.812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84]/100000" office:value-type="float" office:value="4.32993" calcext:value-type="float">
            <text:p>4.3299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85]/100000" office:value-type="float" office:value="4.11693" calcext:value-type="float">
            <text:p>4.1169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6]/100000" office:value-type="float" office:value="6.35889" calcext:value-type="float">
            <text:p>6.3588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87]/100000" office:value-type="float" office:value="4.84235" calcext:value-type="float">
            <text:p>4.8423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8]/100000" office:value-type="float" office:value="4.35543" calcext:value-type="float">
            <text:p>4.3554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9]/100000" office:value-type="float" office:value="4.12642" calcext:value-type="float">
            <text:p>4.1264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0]/100000" office:value-type="float" office:value="6.51559" calcext:value-type="float">
            <text:p>6.5155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91]/100000" office:value-type="float" office:value="4.8128" calcext:value-type="float">
            <text:p>4.812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92]/100000" office:value-type="float" office:value="4.32993" calcext:value-type="float">
            <text:p>4.3299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93]/100000" office:value-type="float" office:value="4.11693" calcext:value-type="float">
            <text:p>4.1169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94]/100000" office:value-type="float" office:value="6.42142" calcext:value-type="float">
            <text:p>6.4214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95]/100000" office:value-type="float" office:value="4.81758" calcext:value-type="float">
            <text:p>4.8175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96]/100000" office:value-type="float" office:value="4.29615" calcext:value-type="float">
            <text:p>4.2961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97]/100000" office:value-type="float" office:value="4.0689" calcext:value-type="float">
            <text:p>4.068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8]/100000" office:value-type="float" office:value="6.46528" calcext:value-type="float">
            <text:p>6.4652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99]/100000" office:value-type="float" office:value="4.71813" calcext:value-type="float">
            <text:p>4.7181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0]/100000" office:value-type="float" office:value="4.13195" calcext:value-type="float">
            <text:p>4.1319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1]/100000" office:value-type="float" office:value="3.85739" calcext:value-type="float">
            <text:p>3.8573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2]/100000" office:value-type="float" office:value="6.42142" calcext:value-type="float">
            <text:p>6.4214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03]/100000" office:value-type="float" office:value="4.81758" calcext:value-type="float">
            <text:p>4.8175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04]/100000" office:value-type="float" office:value="4.29615" calcext:value-type="float">
            <text:p>4.2961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05]/100000" office:value-type="float" office:value="4.0689" calcext:value-type="float">
            <text:p>4.068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06]/100000" office:value-type="float" office:value="6.46528" calcext:value-type="float">
            <text:p>6.4652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7]/100000" office:value-type="float" office:value="4.71813" calcext:value-type="float">
            <text:p>4.7181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8]/100000" office:value-type="float" office:value="4.13195" calcext:value-type="float">
            <text:p>4.1319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9]/100000" office:value-type="float" office:value="3.85739" calcext:value-type="float">
            <text:p>3.8573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0]/100000" office:value-type="float" office:value="6.42142" calcext:value-type="float">
            <text:p>6.4214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1]/100000" office:value-type="float" office:value="4.81758" calcext:value-type="float">
            <text:p>4.8175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12]/100000" office:value-type="float" office:value="4.29615" calcext:value-type="float">
            <text:p>4.2961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13]/100000" office:value-type="float" office:value="4.0689" calcext:value-type="float">
            <text:p>4.068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14]/100000" office:value-type="float" office:value="6.46528" calcext:value-type="float">
            <text:p>6.4652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15]/100000" office:value-type="float" office:value="4.71813" calcext:value-type="float">
            <text:p>4.7181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16]/100000" office:value-type="float" office:value="4.13195" calcext:value-type="float">
            <text:p>4.1319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17]/100000" office:value-type="float" office:value="3.85739" calcext:value-type="float">
            <text:p>3.8573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8]/100000" office:value-type="float" office:value="6.42142" calcext:value-type="float">
            <text:p>6.4214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9]/100000" office:value-type="float" office:value="4.81758" calcext:value-type="float">
            <text:p>4.8175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0]/100000" office:value-type="float" office:value="4.29615" calcext:value-type="float">
            <text:p>4.2961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1]/100000" office:value-type="float" office:value="4.0689" calcext:value-type="float">
            <text:p>4.068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2]/100000" office:value-type="float" office:value="6.46528" calcext:value-type="float">
            <text:p>6.4652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23]/100000" office:value-type="float" office:value="4.71813" calcext:value-type="float">
            <text:p>4.7181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24]/100000" office:value-type="float" office:value="4.13195" calcext:value-type="float">
            <text:p>4.1319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25]/100000" office:value-type="float" office:value="3.85739" calcext:value-type="float">
            <text:p>3.8573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26]/100000" office:value-type="float" office:value="6.42142" calcext:value-type="float">
            <text:p>6.4214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27]/100000" office:value-type="float" office:value="4.81758" calcext:value-type="float">
            <text:p>4.8175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8]/100000" office:value-type="float" office:value="4.29615" calcext:value-type="float">
            <text:p>4.2961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9]/100000" office:value-type="float" office:value="4.0689" calcext:value-type="float">
            <text:p>4.068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0]/100000" office:value-type="float" office:value="6.46528" calcext:value-type="float">
            <text:p>6.4652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1]/100000" office:value-type="float" office:value="4.71813" calcext:value-type="float">
            <text:p>4.7181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32]/100000" office:value-type="float" office:value="4.13195" calcext:value-type="float">
            <text:p>4.1319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33]/100000" office:value-type="float" office:value="3.85739" calcext:value-type="float">
            <text:p>3.8573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4]/100000" office:value-type="float" office:value="6.42142" calcext:value-type="float">
            <text:p>6.4214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35]/100000" office:value-type="float" office:value="4.81758" calcext:value-type="float">
            <text:p>4.8175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36]/100000" office:value-type="float" office:value="4.29615" calcext:value-type="float">
            <text:p>4.2961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37]/100000" office:value-type="float" office:value="4.0689" calcext:value-type="float">
            <text:p>4.068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8]/100000" office:value-type="float" office:value="6.46528" calcext:value-type="float">
            <text:p>6.4652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39]/100000" office:value-type="float" office:value="4.71813" calcext:value-type="float">
            <text:p>4.7181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40]/100000" office:value-type="float" office:value="4.13195" calcext:value-type="float">
            <text:p>4.1319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41]/100000" office:value-type="float" office:value="3.85739" calcext:value-type="float">
            <text:p>3.8573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5T22:28:41.132591352</dc:date>
    <meta:document-statistic meta:table-count="1" meta:cell-count="5564" meta:object-count="4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13cm" svg:height="9.994cm" xlink:href=".." xlink:type="simple" chart:class="chart:bar" chart:style-name="ch1">
        <chart:legend chart:legend-position="end" svg:x="16.452cm" svg:y="3.453cm" style:legend-expansion="high" chart:style-name="ch2"/>
        <chart:plot-area chart:style-name="ch3" table:cell-range-address="Sheet1.B244:Sheet1.G275" chart:data-source-has-labels="row" svg:x="0.848cm" svg:y="0.931cm" svg:width="14.808cm" svg:height="8.444cm">
          <chartooo:coordinate-region svg:x="1.469cm" svg:y="1.13cm" svg:width="14.187cm" svg:height="8.0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45:Sheet1.B275" chart:label-cell-address="Sheet1.B244:Sheet1.B244" chart:class="chart:bar">
            <chart:data-point chart:repeated="31"/>
          </chart:series>
          <chart:series chart:style-name="ch8" chart:values-cell-range-address="Sheet1.C245:Sheet1.C275" chart:label-cell-address="Sheet1.C244:Sheet1.C244" chart:class="chart:bar">
            <chart:data-point chart:repeated="31"/>
          </chart:series>
          <chart:series chart:style-name="ch9" chart:values-cell-range-address="Sheet1.D245:Sheet1.D275" chart:label-cell-address="Sheet1.D244:Sheet1.D244" chart:class="chart:bar">
            <chart:data-point chart:repeated="31"/>
          </chart:series>
          <chart:series chart:style-name="ch10" chart:values-cell-range-address="Sheet1.E245:Sheet1.E275" chart:label-cell-address="Sheet1.E244:Sheet1.E244" chart:class="chart:bar">
            <chart:data-point chart:repeated="31"/>
          </chart:series>
          <chart:series chart:style-name="ch11" chart:values-cell-range-address="Sheet1.F245:Sheet1.F275" chart:label-cell-address="Sheet1.F244:Sheet1.F244" chart:class="chart:bar">
            <chart:data-point chart:repeated="31"/>
          </chart:series>
          <chart:series chart:style-name="ch12" chart:values-cell-range-address="Sheet1.G245:Sheet1.G275" chart:label-cell-address="Sheet1.G244:Sheet1.G244" chart:class="chart:line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44:Sheet1.B244</svg:desc>
                </draw:g>
              </table:table-cell>
              <table:table-cell office:value-type="string">
                <text:p> ALUs</text:p>
                <draw:g>
                  <svg:desc>Sheet1.C244:Sheet1.C244</svg:desc>
                </draw:g>
              </table:table-cell>
              <table:table-cell office:value-type="string">
                <text:p> MULs</text:p>
                <draw:g>
                  <svg:desc>Sheet1.D244:Sheet1.D244</svg:desc>
                </draw:g>
              </table:table-cell>
              <table:table-cell office:value-type="string">
                <text:p> LSUs</text:p>
                <draw:g>
                  <svg:desc>Sheet1.E244:Sheet1.E244</svg:desc>
                </draw:g>
              </table:table-cell>
              <table:table-cell office:value-type="string">
                <text:p> Banks</text:p>
                <draw:g>
                  <svg:desc>Sheet1.F244:Sheet1.F244</svg:desc>
                </draw:g>
              </table:table-cell>
              <table:table-cell office:value-type="string">
                <text:p>Cycles (100k)</text:p>
                <draw:g>
                  <svg:desc>Sheet1.G244:Sheet1.G2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45:Sheet1.B275</svg:desc>
                </draw:g>
              </table:table-cell>
              <table:table-cell office:value-type="float" office:value="1">
                <text:p>1</text:p>
                <draw:g>
                  <svg:desc>Sheet1.C245:Sheet1.C275</svg:desc>
                </draw:g>
              </table:table-cell>
              <table:table-cell office:value-type="float" office:value="1">
                <text:p>1</text:p>
                <draw:g>
                  <svg:desc>Sheet1.D245:Sheet1.D275</svg:desc>
                </draw:g>
              </table:table-cell>
              <table:table-cell office:value-type="float" office:value="1">
                <text:p>1</text:p>
                <draw:g>
                  <svg:desc>Sheet1.E245:Sheet1.E275</svg:desc>
                </draw:g>
              </table:table-cell>
              <table:table-cell office:value-type="float" office:value="1">
                <text:p>1</text:p>
                <draw:g>
                  <svg:desc>Sheet1.F245:Sheet1.F275</svg:desc>
                </draw:g>
              </table:table-cell>
              <table:table-cell office:value-type="float" office:value="34.1308">
                <text:p>34.1308</text:p>
                <draw:g>
                  <svg:desc>Sheet1.G245:Sheet1.G2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6719">
                <text:p>31.6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14712">
                <text:p>33.14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48918">
                <text:p>32.48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6719">
                <text:p>31.6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14712">
                <text:p>33.14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48918">
                <text:p>32.489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67061">
                <text:p>31.67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2.97943">
                <text:p>32.979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32149">
                <text:p>32.3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67061">
                <text:p>31.670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2.97943">
                <text:p>32.97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32149">
                <text:p>32.3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19153">
                <text:p>30.19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08cm" svg:height="10.493cm" xlink:href=".." xlink:type="simple" chart:class="chart:bar" chart:style-name="ch1">
        <chart:legend chart:legend-position="end" svg:x="18.619cm" svg:y="3.702cm" style:legend-expansion="high" chart:style-name="ch2"/>
        <chart:plot-area chart:style-name="ch3" table:cell-range-address="Sheet1.B276:Sheet1.G328" chart:data-source-has-labels="row" svg:x="0.891cm" svg:y="0.971cm" svg:width="16.846cm" svg:height="8.893cm">
          <chartooo:coordinate-region svg:x="1.512cm" svg:y="1.17cm" svg:width="16.225cm" svg:height="8.4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77:Sheet1.B328" chart:label-cell-address="Sheet1.B276:Sheet1.B276" chart:class="chart:bar">
            <chart:data-point chart:repeated="52"/>
          </chart:series>
          <chart:series chart:style-name="ch8" chart:values-cell-range-address="Sheet1.C277:Sheet1.C328" chart:label-cell-address="Sheet1.C276:Sheet1.C276" chart:class="chart:bar">
            <chart:data-point chart:repeated="52"/>
          </chart:series>
          <chart:series chart:style-name="ch9" chart:values-cell-range-address="Sheet1.D277:Sheet1.D328" chart:label-cell-address="Sheet1.D276:Sheet1.D276" chart:class="chart:bar">
            <chart:data-point chart:repeated="52"/>
          </chart:series>
          <chart:series chart:style-name="ch10" chart:values-cell-range-address="Sheet1.E277:Sheet1.E328" chart:label-cell-address="Sheet1.E276:Sheet1.E276" chart:class="chart:bar">
            <chart:data-point chart:repeated="52"/>
          </chart:series>
          <chart:series chart:style-name="ch11" chart:values-cell-range-address="Sheet1.F277:Sheet1.F328" chart:label-cell-address="Sheet1.F276:Sheet1.F276" chart:class="chart:bar">
            <chart:data-point chart:repeated="52"/>
          </chart:series>
          <chart:series chart:style-name="ch12" chart:values-cell-range-address="Sheet1.G277:Sheet1.G328" chart:label-cell-address="Sheet1.G276:Sheet1.G276" chart:class="chart:line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76:Sheet1.B276</svg:desc>
                </draw:g>
              </table:table-cell>
              <table:table-cell office:value-type="string">
                <text:p> ALUs</text:p>
                <draw:g>
                  <svg:desc>Sheet1.C276:Sheet1.C276</svg:desc>
                </draw:g>
              </table:table-cell>
              <table:table-cell office:value-type="string">
                <text:p> MULs</text:p>
                <draw:g>
                  <svg:desc>Sheet1.D276:Sheet1.D276</svg:desc>
                </draw:g>
              </table:table-cell>
              <table:table-cell office:value-type="string">
                <text:p> LSUs</text:p>
                <draw:g>
                  <svg:desc>Sheet1.E276:Sheet1.E276</svg:desc>
                </draw:g>
              </table:table-cell>
              <table:table-cell office:value-type="string">
                <text:p> Banks</text:p>
                <draw:g>
                  <svg:desc>Sheet1.F276:Sheet1.F276</svg:desc>
                </draw:g>
              </table:table-cell>
              <table:table-cell office:value-type="string">
                <text:p>Cycles (100k)</text:p>
                <draw:g>
                  <svg:desc>Sheet1.G276:Sheet1.G2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77:Sheet1.B328</svg:desc>
                </draw:g>
              </table:table-cell>
              <table:table-cell office:value-type="float" office:value="1">
                <text:p>1</text:p>
                <draw:g>
                  <svg:desc>Sheet1.C277:Sheet1.C328</svg:desc>
                </draw:g>
              </table:table-cell>
              <table:table-cell office:value-type="float" office:value="1">
                <text:p>1</text:p>
                <draw:g>
                  <svg:desc>Sheet1.D277:Sheet1.D328</svg:desc>
                </draw:g>
              </table:table-cell>
              <table:table-cell office:value-type="float" office:value="1">
                <text:p>1</text:p>
                <draw:g>
                  <svg:desc>Sheet1.E277:Sheet1.E328</svg:desc>
                </draw:g>
              </table:table-cell>
              <table:table-cell office:value-type="float" office:value="1">
                <text:p>1</text:p>
                <draw:g>
                  <svg:desc>Sheet1.F277:Sheet1.F328</svg:desc>
                </draw:g>
              </table:table-cell>
              <table:table-cell office:value-type="float" office:value="17.65698">
                <text:p>17.65698</text:p>
                <draw:g>
                  <svg:desc>Sheet1.G277:Sheet1.G3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42626">
                <text:p>17.426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1556">
                <text:p>16.61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11786">
                <text:p>16.11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35096">
                <text:p>17.35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41261">
                <text:p>16.412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05727">
                <text:p>16.05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1556">
                <text:p>16.61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11786">
                <text:p>16.117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35096">
                <text:p>17.350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41261">
                <text:p>16.412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05727">
                <text:p>16.05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32048">
                <text:p>16.32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05008">
                <text:p>16.05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07405">
                <text:p>17.07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24911">
                <text:p>16.249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9526">
                <text:p>15.9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32048">
                <text:p>16.32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05008">
                <text:p>16.05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07405">
                <text:p>17.074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24911">
                <text:p>16.249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9526">
                <text:p>15.95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37122">
                <text:p>16.371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79267">
                <text:p>15.792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11437">
                <text:p>16.114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47712">
                <text:p>15.477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09665">
                <text:p>15.096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37122">
                <text:p>16.371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79267">
                <text:p>15.792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11437">
                <text:p>16.114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47712">
                <text:p>15.477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09665">
                <text:p>15.096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37122">
                <text:p>16.371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79267">
                <text:p>15.792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11437">
                <text:p>16.114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47712">
                <text:p>15.47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09665">
                <text:p>15.096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37122">
                <text:p>16.371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79267">
                <text:p>15.792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11437">
                <text:p>16.114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47712">
                <text:p>15.477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09665">
                <text:p>15.096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37122">
                <text:p>16.37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79267">
                <text:p>15.792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11437">
                <text:p>16.114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47712">
                <text:p>15.477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09665">
                <text:p>15.096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37122">
                <text:p>16.371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79267">
                <text:p>15.792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11437">
                <text:p>16.114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47712">
                <text:p>15.477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09665">
                <text:p>15.096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61cm" svg:height="10.652cm" xlink:href=".." xlink:type="simple" chart:class="chart:bar" chart:style-name="ch1">
        <chart:legend chart:legend-position="end" svg:x="18.4cm" svg:y="3.782cm" style:legend-expansion="high" chart:style-name="ch2"/>
        <chart:plot-area chart:style-name="ch3" table:cell-range-address="Sheet1.B329:Sheet1.G402" chart:data-source-has-labels="row" svg:x="0.887cm" svg:y="0.987cm" svg:width="16.639cm" svg:height="9.032cm">
          <chartooo:coordinate-region svg:x="1.508cm" svg:y="1.186cm" svg:width="16.018cm" svg:height="8.6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30:Sheet1.B402" chart:label-cell-address="Sheet1.B329:Sheet1.B329" chart:class="chart:bar">
            <chart:data-point chart:repeated="73"/>
          </chart:series>
          <chart:series chart:style-name="ch8" chart:values-cell-range-address="Sheet1.C330:Sheet1.C402" chart:label-cell-address="Sheet1.C329:Sheet1.C329" chart:class="chart:bar">
            <chart:data-point chart:repeated="73"/>
          </chart:series>
          <chart:series chart:style-name="ch9" chart:values-cell-range-address="Sheet1.D330:Sheet1.D402" chart:label-cell-address="Sheet1.D329:Sheet1.D329" chart:class="chart:bar">
            <chart:data-point chart:repeated="73"/>
          </chart:series>
          <chart:series chart:style-name="ch10" chart:values-cell-range-address="Sheet1.E330:Sheet1.E402" chart:label-cell-address="Sheet1.E329:Sheet1.E329" chart:class="chart:bar">
            <chart:data-point chart:repeated="73"/>
          </chart:series>
          <chart:series chart:style-name="ch11" chart:values-cell-range-address="Sheet1.F330:Sheet1.F402" chart:label-cell-address="Sheet1.F329:Sheet1.F329" chart:class="chart:bar">
            <chart:data-point chart:repeated="73"/>
          </chart:series>
          <chart:series chart:style-name="ch12" chart:values-cell-range-address="Sheet1.G330:Sheet1.G402" chart:label-cell-address="Sheet1.G329:Sheet1.G329" chart:class="chart:line">
            <chart:data-point chart:repeated="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329:Sheet1.B329</svg:desc>
                </draw:g>
              </table:table-cell>
              <table:table-cell office:value-type="string">
                <text:p> ALUs</text:p>
                <draw:g>
                  <svg:desc>Sheet1.C329:Sheet1.C329</svg:desc>
                </draw:g>
              </table:table-cell>
              <table:table-cell office:value-type="string">
                <text:p> MULs</text:p>
                <draw:g>
                  <svg:desc>Sheet1.D329:Sheet1.D329</svg:desc>
                </draw:g>
              </table:table-cell>
              <table:table-cell office:value-type="string">
                <text:p> LSUs</text:p>
                <draw:g>
                  <svg:desc>Sheet1.E329:Sheet1.E329</svg:desc>
                </draw:g>
              </table:table-cell>
              <table:table-cell office:value-type="string">
                <text:p> Banks</text:p>
                <draw:g>
                  <svg:desc>Sheet1.F329:Sheet1.F329</svg:desc>
                </draw:g>
              </table:table-cell>
              <table:table-cell office:value-type="string">
                <text:p>Cycles (100k)</text:p>
                <draw:g>
                  <svg:desc>Sheet1.G329:Sheet1.G3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30:Sheet1.B402</svg:desc>
                </draw:g>
              </table:table-cell>
              <table:table-cell office:value-type="float" office:value="1">
                <text:p>1</text:p>
                <draw:g>
                  <svg:desc>Sheet1.C330:Sheet1.C402</svg:desc>
                </draw:g>
              </table:table-cell>
              <table:table-cell office:value-type="float" office:value="1">
                <text:p>1</text:p>
                <draw:g>
                  <svg:desc>Sheet1.D330:Sheet1.D402</svg:desc>
                </draw:g>
              </table:table-cell>
              <table:table-cell office:value-type="float" office:value="1">
                <text:p>1</text:p>
                <draw:g>
                  <svg:desc>Sheet1.E330:Sheet1.E402</svg:desc>
                </draw:g>
              </table:table-cell>
              <table:table-cell office:value-type="float" office:value="1">
                <text:p>1</text:p>
                <draw:g>
                  <svg:desc>Sheet1.F330:Sheet1.F402</svg:desc>
                </draw:g>
              </table:table-cell>
              <table:table-cell office:value-type="float" office:value="9.74357">
                <text:p>9.74357</text:p>
                <draw:g>
                  <svg:desc>Sheet1.G330:Sheet1.G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09738">
                <text:p>9.09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79095">
                <text:p>8.79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39758">
                <text:p>9.39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63395">
                <text:p>8.63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1982">
                <text:p>8.31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41862">
                <text:p>9.41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68858">
                <text:p>8.68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4471">
                <text:p>8.244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00659">
                <text:p>8.006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39758">
                <text:p>9.397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63395">
                <text:p>8.63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1982">
                <text:p>8.31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41862">
                <text:p>9.418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68858">
                <text:p>8.68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4471">
                <text:p>8.244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00659">
                <text:p>8.00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17309">
                <text:p>9.173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54742">
                <text:p>8.547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21686">
                <text:p>8.216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38076">
                <text:p>9.380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62727">
                <text:p>8.62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2433">
                <text:p>8.224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97832">
                <text:p>7.978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17309">
                <text:p>9.173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54742">
                <text:p>8.547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21686">
                <text:p>8.216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38076">
                <text:p>9.380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62727">
                <text:p>8.627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2433">
                <text:p>8.224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97832">
                <text:p>7.978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1852">
                <text:p>8.418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9165">
                <text:p>8.09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5803">
                <text:p>9.158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8659">
                <text:p>8.186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79498">
                <text:p>7.794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1852">
                <text:p>8.418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9165">
                <text:p>8.091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5803">
                <text:p>9.158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8659">
                <text:p>8.186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79498">
                <text:p>7.79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1852">
                <text:p>8.418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9165">
                <text:p>8.091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5803">
                <text:p>9.158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8659">
                <text:p>8.186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79498">
                <text:p>7.794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1852">
                <text:p>8.41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9165">
                <text:p>8.091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5803">
                <text:p>9.158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8659">
                <text:p>8.186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79498">
                <text:p>7.794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1852">
                <text:p>8.418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9165">
                <text:p>8.091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5803">
                <text:p>9.158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8659">
                <text:p>8.186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79498">
                <text:p>7.794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1852">
                <text:p>8.418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9165">
                <text:p>8.091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5803">
                <text:p>9.158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8659">
                <text:p>8.186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79498">
                <text:p>7.794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8">
                <text:p>7.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88cm" svg:height="10.599cm" xlink:href=".." xlink:type="simple" chart:class="chart:bar" chart:style-name="ch1">
        <chart:legend chart:legend-position="end" svg:x="18.427cm" svg:y="3.755cm" style:legend-expansion="high" chart:style-name="ch2"/>
        <chart:plot-area chart:style-name="ch3" table:cell-range-address="Sheet1.B403:Sheet1.G487" chart:data-source-has-labels="row" svg:x="0.887cm" svg:y="0.979cm" svg:width="16.666cm" svg:height="8.989cm">
          <chartooo:coordinate-region svg:x="1.508cm" svg:y="1.178cm" svg:width="16.045cm" svg:height="8.5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04:Sheet1.B487" chart:label-cell-address="Sheet1.B403:Sheet1.B403" chart:class="chart:bar">
            <chart:data-point chart:repeated="84"/>
          </chart:series>
          <chart:series chart:style-name="ch8" chart:values-cell-range-address="Sheet1.C404:Sheet1.C487" chart:label-cell-address="Sheet1.C403:Sheet1.C403" chart:class="chart:bar">
            <chart:data-point chart:repeated="84"/>
          </chart:series>
          <chart:series chart:style-name="ch9" chart:values-cell-range-address="Sheet1.D404:Sheet1.D487" chart:label-cell-address="Sheet1.D403:Sheet1.D403" chart:class="chart:bar">
            <chart:data-point chart:repeated="84"/>
          </chart:series>
          <chart:series chart:style-name="ch10" chart:values-cell-range-address="Sheet1.E404:Sheet1.E487" chart:label-cell-address="Sheet1.E403:Sheet1.E403" chart:class="chart:bar">
            <chart:data-point chart:repeated="84"/>
          </chart:series>
          <chart:series chart:style-name="ch11" chart:values-cell-range-address="Sheet1.F404:Sheet1.F487" chart:label-cell-address="Sheet1.F403:Sheet1.F403" chart:class="chart:bar">
            <chart:data-point chart:repeated="84"/>
          </chart:series>
          <chart:series chart:style-name="ch12" chart:values-cell-range-address="Sheet1.G404:Sheet1.G487" chart:label-cell-address="Sheet1.G403:Sheet1.G403" chart:class="chart:line">
            <chart:data-point chart:repeated="8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403:Sheet1.B403</svg:desc>
                </draw:g>
              </table:table-cell>
              <table:table-cell office:value-type="string">
                <text:p> ALUs</text:p>
                <draw:g>
                  <svg:desc>Sheet1.C403:Sheet1.C403</svg:desc>
                </draw:g>
              </table:table-cell>
              <table:table-cell office:value-type="string">
                <text:p> MULs</text:p>
                <draw:g>
                  <svg:desc>Sheet1.D403:Sheet1.D403</svg:desc>
                </draw:g>
              </table:table-cell>
              <table:table-cell office:value-type="string">
                <text:p> LSUs</text:p>
                <draw:g>
                  <svg:desc>Sheet1.E403:Sheet1.E403</svg:desc>
                </draw:g>
              </table:table-cell>
              <table:table-cell office:value-type="string">
                <text:p> Banks</text:p>
                <draw:g>
                  <svg:desc>Sheet1.F403:Sheet1.F403</svg:desc>
                </draw:g>
              </table:table-cell>
              <table:table-cell office:value-type="string">
                <text:p>Cycles (100k)</text:p>
                <draw:g>
                  <svg:desc>Sheet1.G403:Sheet1.G40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04:Sheet1.B487</svg:desc>
                </draw:g>
              </table:table-cell>
              <table:table-cell office:value-type="float" office:value="1">
                <text:p>1</text:p>
                <draw:g>
                  <svg:desc>Sheet1.C404:Sheet1.C487</svg:desc>
                </draw:g>
              </table:table-cell>
              <table:table-cell office:value-type="float" office:value="1">
                <text:p>1</text:p>
                <draw:g>
                  <svg:desc>Sheet1.D404:Sheet1.D487</svg:desc>
                </draw:g>
              </table:table-cell>
              <table:table-cell office:value-type="float" office:value="1">
                <text:p>1</text:p>
                <draw:g>
                  <svg:desc>Sheet1.E404:Sheet1.E487</svg:desc>
                </draw:g>
              </table:table-cell>
              <table:table-cell office:value-type="float" office:value="1">
                <text:p>1</text:p>
                <draw:g>
                  <svg:desc>Sheet1.F404:Sheet1.F487</svg:desc>
                </draw:g>
              </table:table-cell>
              <table:table-cell office:value-type="float" office:value="6.48004">
                <text:p>6.48004</text:p>
                <draw:g>
                  <svg:desc>Sheet1.G404:Sheet1.G4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04901">
                <text:p>5.04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59983">
                <text:p>4.59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40825">
                <text:p>4.40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4113">
                <text:p>6.44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9795">
                <text:p>4.897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3964">
                <text:p>4.3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16959">
                <text:p>4.169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1222">
                <text:p>6.51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82585">
                <text:p>4.825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4657">
                <text:p>4.34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12629">
                <text:p>4.126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4113">
                <text:p>6.44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9795">
                <text:p>4.897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3964">
                <text:p>4.39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16959">
                <text:p>4.169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1222">
                <text:p>6.51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82585">
                <text:p>4.825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4657">
                <text:p>4.346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12629">
                <text:p>4.126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35889">
                <text:p>6.35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4235">
                <text:p>4.842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35543">
                <text:p>4.355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12642">
                <text:p>4.126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1559">
                <text:p>6.515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8128">
                <text:p>4.8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2993">
                <text:p>4.329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11693">
                <text:p>4.116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35889">
                <text:p>6.358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4235">
                <text:p>4.842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35543">
                <text:p>4.355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12642">
                <text:p>4.126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1559">
                <text:p>6.51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8128">
                <text:p>4.8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2993">
                <text:p>4.329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11693">
                <text:p>4.116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2142">
                <text:p>6.421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1758">
                <text:p>4.817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9615">
                <text:p>4.296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0689">
                <text:p>4.0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46528">
                <text:p>6.465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71813">
                <text:p>4.718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13195">
                <text:p>4.131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5739">
                <text:p>3.857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2142">
                <text:p>6.421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1758">
                <text:p>4.817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9615">
                <text:p>4.296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0689">
                <text:p>4.06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46528">
                <text:p>6.465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71813">
                <text:p>4.718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13195">
                <text:p>4.131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5739">
                <text:p>3.857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2142">
                <text:p>6.421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1758">
                <text:p>4.817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9615">
                <text:p>4.296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0689">
                <text:p>4.06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46528">
                <text:p>6.465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71813">
                <text:p>4.718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13195">
                <text:p>4.131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5739">
                <text:p>3.857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2142">
                <text:p>6.421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1758">
                <text:p>4.817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9615">
                <text:p>4.296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0689">
                <text:p>4.06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46528">
                <text:p>6.465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71813">
                <text:p>4.718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13195">
                <text:p>4.131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5739">
                <text:p>3.857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2142">
                <text:p>6.421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1758">
                <text:p>4.817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9615">
                <text:p>4.296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0689">
                <text:p>4.06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46528">
                <text:p>6.465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71813">
                <text:p>4.718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13195">
                <text:p>4.131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5739">
                <text:p>3.857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2142">
                <text:p>6.421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1758">
                <text:p>4.817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9615">
                <text:p>4.296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0689">
                <text:p>4.06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46528">
                <text:p>6.465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71813">
                <text:p>4.718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13195">
                <text:p>4.131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5739">
                <text:p>3.857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